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9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mm" svg:height="150mm" svg:x="136.39mm" svg:y="51.47mm">
            <draw:object draw:notify-on-update-of-ranges="Sheet1.A2:Sheet1.A102 Sheet1.B1:Sheet1.B1 Sheet1.B2:Sheet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INUSOIDS</text:p>
          </table:table-cell>
          <table:table-cell office:value-type="string" calcext:value-type="string">
            <text:p>NOISE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+[.D2]+[.E2]" office:value-type="float" office:value="26.205389463267" calcext:value-type="float">
            <text:p>26.205389463267</text:p>
          </table:table-cell>
          <table:table-cell table:formula="of:=[.$H$2]*[.A2]+[.$I$2]" office:value-type="float" office:value="19" calcext:value-type="float">
            <text:p>19</text:p>
          </table:table-cell>
          <table:table-cell table:formula="of:= [.$H$5]*SIN([.$I$5]*[.A2]+[.$J$5]) + [.$H$6]*SIN([.$I$6]*[.A2]+[.$J$6]) + [.$H$7]*SIN([.$I$7]*[.A2]+[.$J$7]) + [.$H$8]*SIN([.$I$8]*[.A2]+[.$J$8]) + [.$H$9]*SIN([.$I$9]*[.A2]+[.$J$9])" office:value-type="float" office:value="6.82639587281194" calcext:value-type="float">
            <text:p>6.82639587281194</text:p>
          </table:table-cell>
          <table:table-cell office:value-type="float" office:value="0.37899359045508" calcext:value-type="float">
            <text:p>0.37899359045508</text:p>
          </table:table-cell>
          <table:table-cell/>
          <table:table-cell office:value-type="string" calcext:value-type="string">
            <text:p>Y1 = A * X + B</text:p>
          </table:table-cell>
          <table:table-cell office:value-type="float" office:value="0.39" calcext:value-type="float">
            <text:p>0.3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+[.D3]+[.E3]" office:value-type="float" office:value="29.1506076832255" calcext:value-type="float">
            <text:p>29.1506076832255</text:p>
          </table:table-cell>
          <table:table-cell table:formula="of:=[.$H$2]*[.A3]+[.$I$2]" office:value-type="float" office:value="19.39" calcext:value-type="float">
            <text:p>19.39</text:p>
          </table:table-cell>
          <table:table-cell table:formula="of:= [.$H$5]*SIN([.$I$5]*[.A3]+[.$J$5]) + [.$H$6]*SIN([.$I$6]*[.A3]+[.$J$6]) + [.$H$7]*SIN([.$I$7]*[.A3]+[.$J$7]) + [.$H$8]*SIN([.$I$8]*[.A3]+[.$J$8]) + [.$H$9]*SIN([.$I$9]*[.A3]+[.$J$9])" office:value-type="float" office:value="9.70179709986864" calcext:value-type="float">
            <text:p>9.70179709986864</text:p>
          </table:table-cell>
          <table:table-cell office:value-type="float" office:value="0.058810583356891" calcext:value-type="float">
            <text:p>0.0588105833568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[.D4]+[.E4]" office:value-type="float" office:value="31.0088374445176" calcext:value-type="float">
            <text:p>31.0088374445176</text:p>
          </table:table-cell>
          <table:table-cell table:formula="of:=[.$H$2]*[.A4]+[.$I$2]" office:value-type="float" office:value="19.78" calcext:value-type="float">
            <text:p>19.78</text:p>
          </table:table-cell>
          <table:table-cell table:formula="of:= [.$H$5]*SIN([.$I$5]*[.A4]+[.$J$5]) + [.$H$6]*SIN([.$I$6]*[.A4]+[.$J$6]) + [.$H$7]*SIN([.$I$7]*[.A4]+[.$J$7]) + [.$H$8]*SIN([.$I$8]*[.A4]+[.$J$8]) + [.$H$9]*SIN([.$I$9]*[.A4]+[.$J$9])" office:value-type="float" office:value="11.141940198838" calcext:value-type="float">
            <text:p>11.141940198838</text:p>
          </table:table-cell>
          <table:table-cell office:value-type="float" office:value="0.086897245679559" calcext:value-type="float">
            <text:p>0.086897245679559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+[.D5]+[.E5]" office:value-type="float" office:value="32.0368962563897" calcext:value-type="float">
            <text:p>32.0368962563897</text:p>
          </table:table-cell>
          <table:table-cell table:formula="of:=[.$H$2]*[.A5]+[.$I$2]" office:value-type="float" office:value="20.17" calcext:value-type="float">
            <text:p>20.17</text:p>
          </table:table-cell>
          <table:table-cell table:formula="of:= [.$H$5]*SIN([.$I$5]*[.A5]+[.$J$5]) + [.$H$6]*SIN([.$I$6]*[.A5]+[.$J$6]) + [.$H$7]*SIN([.$I$7]*[.A5]+[.$J$7]) + [.$H$8]*SIN([.$I$8]*[.A5]+[.$J$8]) + [.$H$9]*SIN([.$I$9]*[.A5]+[.$J$9])" office:value-type="float" office:value="11.2907031970207" calcext:value-type="float">
            <text:p>11.2907031970207</text:p>
          </table:table-cell>
          <table:table-cell office:value-type="float" office:value="0.576193059369068" calcext:value-type="float">
            <text:p>0.576193059369068</text:p>
          </table:table-cell>
          <table:table-cell/>
          <table:table-cell office:value-type="string" calcext:value-type="string">
            <text:p>Y2 = A * SN( T*X + W )</text:p>
          </table:table-cell>
          <table:table-cell office:value-type="float" office:value="2.96" calcext:value-type="float">
            <text:p>2.96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[.D6]+[.E6]" office:value-type="float" office:value="31.5897741725473" calcext:value-type="float">
            <text:p>31.5897741725473</text:p>
          </table:table-cell>
          <table:table-cell table:formula="of:=[.$H$2]*[.A6]+[.$I$2]" office:value-type="float" office:value="20.56" calcext:value-type="float">
            <text:p>20.56</text:p>
          </table:table-cell>
          <table:table-cell table:formula="of:= [.$H$5]*SIN([.$I$5]*[.A6]+[.$J$5]) + [.$H$6]*SIN([.$I$6]*[.A6]+[.$J$6]) + [.$H$7]*SIN([.$I$7]*[.A6]+[.$J$7]) + [.$H$8]*SIN([.$I$8]*[.A6]+[.$J$8]) + [.$H$9]*SIN([.$I$9]*[.A6]+[.$J$9])" office:value-type="float" office:value="10.8568446338078" calcext:value-type="float">
            <text:p>10.8568446338078</text:p>
          </table:table-cell>
          <table:table-cell office:value-type="float" office:value="0.172929538739458" calcext:value-type="float">
            <text:p>0.172929538739458</text:p>
          </table:table-cell>
          <table:table-cell/>
          <table:table-cell office:value-type="string" calcext:value-type="string">
            <text:p>Y3 = A * SN( T*X + W )</text:p>
          </table:table-cell>
          <table:table-cell office:value-type="float" office:value="5.03" calcext:value-type="float">
            <text:p>5.03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+[.D7]+[.E7]" office:value-type="float" office:value="31.9712840944017" calcext:value-type="float">
            <text:p>31.9712840944017</text:p>
          </table:table-cell>
          <table:table-cell table:formula="of:=[.$H$2]*[.A7]+[.$I$2]" office:value-type="float" office:value="20.95" calcext:value-type="float">
            <text:p>20.95</text:p>
          </table:table-cell>
          <table:table-cell table:formula="of:= [.$H$5]*SIN([.$I$5]*[.A7]+[.$J$5]) + [.$H$6]*SIN([.$I$6]*[.A7]+[.$J$6]) + [.$H$7]*SIN([.$I$7]*[.A7]+[.$J$7]) + [.$H$8]*SIN([.$I$8]*[.A7]+[.$J$8]) + [.$H$9]*SIN([.$I$9]*[.A7]+[.$J$9])" office:value-type="float" office:value="10.7663742323333" calcext:value-type="float">
            <text:p>10.7663742323333</text:p>
          </table:table-cell>
          <table:table-cell office:value-type="float" office:value="0.25490986206843" calcext:value-type="float">
            <text:p>0.25490986206843</text:p>
          </table:table-cell>
          <table:table-cell/>
          <table:table-cell office:value-type="string" calcext:value-type="string">
            <text:p>Y4 = A * SN( T*X + W )</text:p>
          </table:table-cell>
          <table:table-cell office:value-type="float" office:value="6.99" calcext:value-type="float">
            <text:p>6.99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8]+[.D8]+[.E8]" office:value-type="float" office:value="33.74765700057" calcext:value-type="float">
            <text:p>33.74765700057</text:p>
          </table:table-cell>
          <table:table-cell table:formula="of:=[.$H$2]*[.A8]+[.$I$2]" office:value-type="float" office:value="21.34" calcext:value-type="float">
            <text:p>21.34</text:p>
          </table:table-cell>
          <table:table-cell table:formula="of:= [.$H$5]*SIN([.$I$5]*[.A8]+[.$J$5]) + [.$H$6]*SIN([.$I$6]*[.A8]+[.$J$6]) + [.$H$7]*SIN([.$I$7]*[.A8]+[.$J$7]) + [.$H$8]*SIN([.$I$8]*[.A8]+[.$J$8]) + [.$H$9]*SIN([.$I$9]*[.A8]+[.$J$9])" office:value-type="float" office:value="11.7145308858892" calcext:value-type="float">
            <text:p>11.7145308858892</text:p>
          </table:table-cell>
          <table:table-cell office:value-type="float" office:value="0.693126114680736" calcext:value-type="float">
            <text:p>0.693126114680736</text:p>
          </table:table-cell>
          <table:table-cell/>
          <table:table-cell office:value-type="string" calcext:value-type="string">
            <text:p>Y5 = A * SN( T*X + W )</text:p>
          </table:table-cell>
          <table:table-cell office:value-type="float" office:value="9.34" calcext:value-type="float">
            <text:p>9.34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9]+[.D9]+[.E9]" office:value-type="float" office:value="35.8967222964268" calcext:value-type="float">
            <text:p>35.8967222964268</text:p>
          </table:table-cell>
          <table:table-cell table:formula="of:=[.$H$2]*[.A9]+[.$I$2]" office:value-type="float" office:value="21.73" calcext:value-type="float">
            <text:p>21.73</text:p>
          </table:table-cell>
          <table:table-cell table:formula="of:= [.$H$5]*SIN([.$I$5]*[.A9]+[.$J$5]) + [.$H$6]*SIN([.$I$6]*[.A9]+[.$J$6]) + [.$H$7]*SIN([.$I$7]*[.A9]+[.$J$7]) + [.$H$8]*SIN([.$I$8]*[.A9]+[.$J$8]) + [.$H$9]*SIN([.$I$9]*[.A9]+[.$J$9])" office:value-type="float" office:value="13.8284805479168" calcext:value-type="float">
            <text:p>13.8284805479168</text:p>
          </table:table-cell>
          <table:table-cell office:value-type="float" office:value="0.338241748510063" calcext:value-type="float">
            <text:p>0.338241748510063</text:p>
          </table:table-cell>
          <table:table-cell/>
          <table:table-cell office:value-type="string" calcext:value-type="string">
            <text:p>Y6 = A * SN( T*X + W )</text:p>
          </table:table-cell>
          <table:table-cell office:value-type="float" office:value="11.97" calcext:value-type="float">
            <text:p>11.97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0]+[.D10]+[.E10]" office:value-type="float" office:value="39.2517986285641" calcext:value-type="float">
            <text:p>39.2517986285641</text:p>
          </table:table-cell>
          <table:table-cell table:formula="of:=[.$H$2]*[.A10]+[.$I$2]" office:value-type="float" office:value="22.12" calcext:value-type="float">
            <text:p>22.12</text:p>
          </table:table-cell>
          <table:table-cell table:formula="of:= [.$H$5]*SIN([.$I$5]*[.A10]+[.$J$5]) + [.$H$6]*SIN([.$I$6]*[.A10]+[.$J$6]) + [.$H$7]*SIN([.$I$7]*[.A10]+[.$J$7]) + [.$H$8]*SIN([.$I$8]*[.A10]+[.$J$8]) + [.$H$9]*SIN([.$I$9]*[.A10]+[.$J$9])" office:value-type="float" office:value="16.5996964219172" calcext:value-type="float">
            <text:p>16.5996964219172</text:p>
          </table:table-cell>
          <table:table-cell office:value-type="float" office:value="0.532102206646865" calcext:value-type="float">
            <text:p>0.53210220664686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1]+[.D11]+[.E11]" office:value-type="float" office:value="42.0662145452378" calcext:value-type="float">
            <text:p>42.0662145452378</text:p>
          </table:table-cell>
          <table:table-cell table:formula="of:=[.$H$2]*[.A11]+[.$I$2]" office:value-type="float" office:value="22.51" calcext:value-type="float">
            <text:p>22.51</text:p>
          </table:table-cell>
          <table:table-cell table:formula="of:= [.$H$5]*SIN([.$I$5]*[.A11]+[.$J$5]) + [.$H$6]*SIN([.$I$6]*[.A11]+[.$J$6]) + [.$H$7]*SIN([.$I$7]*[.A11]+[.$J$7]) + [.$H$8]*SIN([.$I$8]*[.A11]+[.$J$8]) + [.$H$9]*SIN([.$I$9]*[.A11]+[.$J$9])" office:value-type="float" office:value="19.1180597777963" calcext:value-type="float">
            <text:p>19.1180597777963</text:p>
          </table:table-cell>
          <table:table-cell office:value-type="float" office:value="0.438154767441537" calcext:value-type="float">
            <text:p>0.43815476744153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2]+[.D12]+[.E12]" office:value-type="float" office:value="43.7605748419727" calcext:value-type="float">
            <text:p>43.7605748419727</text:p>
          </table:table-cell>
          <table:table-cell table:formula="of:=[.$H$2]*[.A12]+[.$I$2]" office:value-type="float" office:value="22.9" calcext:value-type="float">
            <text:p>22.9</text:p>
          </table:table-cell>
          <table:table-cell table:formula="of:= [.$H$5]*SIN([.$I$5]*[.A12]+[.$J$5]) + [.$H$6]*SIN([.$I$6]*[.A12]+[.$J$6]) + [.$H$7]*SIN([.$I$7]*[.A12]+[.$J$7]) + [.$H$8]*SIN([.$I$8]*[.A12]+[.$J$8]) + [.$H$9]*SIN([.$I$9]*[.A12]+[.$J$9])" office:value-type="float" office:value="20.4977193114836" calcext:value-type="float">
            <text:p>20.4977193114836</text:p>
          </table:table-cell>
          <table:table-cell office:value-type="float" office:value="0.362855530489125" calcext:value-type="float">
            <text:p>0.3628555304891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3]+[.D13]+[.E13]" office:value-type="float" office:value="44.3516275911267" calcext:value-type="float">
            <text:p>44.3516275911267</text:p>
          </table:table-cell>
          <table:table-cell table:formula="of:=[.$H$2]*[.A13]+[.$I$2]" office:value-type="float" office:value="23.29" calcext:value-type="float">
            <text:p>23.29</text:p>
          </table:table-cell>
          <table:table-cell table:formula="of:= [.$H$5]*SIN([.$I$5]*[.A13]+[.$J$5]) + [.$H$6]*SIN([.$I$6]*[.A13]+[.$J$6]) + [.$H$7]*SIN([.$I$7]*[.A13]+[.$J$7]) + [.$H$8]*SIN([.$I$8]*[.A13]+[.$J$8]) + [.$H$9]*SIN([.$I$9]*[.A13]+[.$J$9])" office:value-type="float" office:value="20.294458684854" calcext:value-type="float">
            <text:p>20.294458684854</text:p>
          </table:table-cell>
          <table:table-cell office:value-type="float" office:value="0.767168906272708" calcext:value-type="float">
            <text:p>0.76716890627270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4]+[.D14]+[.E14]" office:value-type="float" office:value="43.2633374089338" calcext:value-type="float">
            <text:p>43.2633374089338</text:p>
          </table:table-cell>
          <table:table-cell table:formula="of:=[.$H$2]*[.A14]+[.$I$2]" office:value-type="float" office:value="23.68" calcext:value-type="float">
            <text:p>23.68</text:p>
          </table:table-cell>
          <table:table-cell table:formula="of:= [.$H$5]*SIN([.$I$5]*[.A14]+[.$J$5]) + [.$H$6]*SIN([.$I$6]*[.A14]+[.$J$6]) + [.$H$7]*SIN([.$I$7]*[.A14]+[.$J$7]) + [.$H$8]*SIN([.$I$8]*[.A14]+[.$J$8]) + [.$H$9]*SIN([.$I$9]*[.A14]+[.$J$9])" office:value-type="float" office:value="18.7182133495792" calcext:value-type="float">
            <text:p>18.7182133495792</text:p>
          </table:table-cell>
          <table:table-cell office:value-type="float" office:value="0.865124059354552" calcext:value-type="float">
            <text:p>0.86512405935455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5]+[.D15]+[.E15]" office:value-type="float" office:value="41.4815111937841" calcext:value-type="float">
            <text:p>41.4815111937841</text:p>
          </table:table-cell>
          <table:table-cell table:formula="of:=[.$H$2]*[.A15]+[.$I$2]" office:value-type="float" office:value="24.07" calcext:value-type="float">
            <text:p>24.07</text:p>
          </table:table-cell>
          <table:table-cell table:formula="of:= [.$H$5]*SIN([.$I$5]*[.A15]+[.$J$5]) + [.$H$6]*SIN([.$I$6]*[.A15]+[.$J$6]) + [.$H$7]*SIN([.$I$7]*[.A15]+[.$J$7]) + [.$H$8]*SIN([.$I$8]*[.A15]+[.$J$8]) + [.$H$9]*SIN([.$I$9]*[.A15]+[.$J$9])" office:value-type="float" office:value="16.5406224208993" calcext:value-type="float">
            <text:p>16.5406224208993</text:p>
          </table:table-cell>
          <table:table-cell office:value-type="float" office:value="0.870888772884835" calcext:value-type="float">
            <text:p>0.87088877288483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6]+[.D16]+[.E16]" office:value-type="float" office:value="39.7022235601007" calcext:value-type="float">
            <text:p>39.7022235601007</text:p>
          </table:table-cell>
          <table:table-cell table:formula="of:=[.$H$2]*[.A16]+[.$I$2]" office:value-type="float" office:value="24.46" calcext:value-type="float">
            <text:p>24.46</text:p>
          </table:table-cell>
          <table:table-cell table:formula="of:= [.$H$5]*SIN([.$I$5]*[.A16]+[.$J$5]) + [.$H$6]*SIN([.$I$6]*[.A16]+[.$J$6]) + [.$H$7]*SIN([.$I$7]*[.A16]+[.$J$7]) + [.$H$8]*SIN([.$I$8]*[.A16]+[.$J$8]) + [.$H$9]*SIN([.$I$9]*[.A16]+[.$J$9])" office:value-type="float" office:value="14.7408374309687" calcext:value-type="float">
            <text:p>14.7408374309687</text:p>
          </table:table-cell>
          <table:table-cell office:value-type="float" office:value="0.501386129131943" calcext:value-type="float">
            <text:p>0.50138612913194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]+[.D17]+[.E17]" office:value-type="float" office:value="39.6775091810188" calcext:value-type="float">
            <text:p>39.6775091810188</text:p>
          </table:table-cell>
          <table:table-cell table:formula="of:=[.$H$2]*[.A17]+[.$I$2]" office:value-type="float" office:value="24.85" calcext:value-type="float">
            <text:p>24.85</text:p>
          </table:table-cell>
          <table:table-cell table:formula="of:= [.$H$5]*SIN([.$I$5]*[.A17]+[.$J$5]) + [.$H$6]*SIN([.$I$6]*[.A17]+[.$J$6]) + [.$H$7]*SIN([.$I$7]*[.A17]+[.$J$7]) + [.$H$8]*SIN([.$I$8]*[.A17]+[.$J$8]) + [.$H$9]*SIN([.$I$9]*[.A17]+[.$J$9])" office:value-type="float" office:value="14.0558274188437" calcext:value-type="float">
            <text:p>14.0558274188437</text:p>
          </table:table-cell>
          <table:table-cell office:value-type="float" office:value="0.771681762175193" calcext:value-type="float">
            <text:p>0.77168176217519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8]+[.D18]+[.E18]" office:value-type="float" office:value="40.4385489873242" calcext:value-type="float">
            <text:p>40.4385489873242</text:p>
          </table:table-cell>
          <table:table-cell table:formula="of:=[.$H$2]*[.A18]+[.$I$2]" office:value-type="float" office:value="25.24" calcext:value-type="float">
            <text:p>25.24</text:p>
          </table:table-cell>
          <table:table-cell table:formula="of:= [.$H$5]*SIN([.$I$5]*[.A18]+[.$J$5]) + [.$H$6]*SIN([.$I$6]*[.A18]+[.$J$6]) + [.$H$7]*SIN([.$I$7]*[.A18]+[.$J$7]) + [.$H$8]*SIN([.$I$8]*[.A18]+[.$J$8]) + [.$H$9]*SIN([.$I$9]*[.A18]+[.$J$9])" office:value-type="float" office:value="14.6462649039737" calcext:value-type="float">
            <text:p>14.6462649039737</text:p>
          </table:table-cell>
          <table:table-cell office:value-type="float" office:value="0.552284083350485" calcext:value-type="float">
            <text:p>0.55228408335048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9]+[.D19]+[.E19]" office:value-type="float" office:value="42.0251798866222" calcext:value-type="float">
            <text:p>42.0251798866222</text:p>
          </table:table-cell>
          <table:table-cell table:formula="of:=[.$H$2]*[.A19]+[.$I$2]" office:value-type="float" office:value="25.63" calcext:value-type="float">
            <text:p>25.63</text:p>
          </table:table-cell>
          <table:table-cell table:formula="of:= [.$H$5]*SIN([.$I$5]*[.A19]+[.$J$5]) + [.$H$6]*SIN([.$I$6]*[.A19]+[.$J$6]) + [.$H$7]*SIN([.$I$7]*[.A19]+[.$J$7]) + [.$H$8]*SIN([.$I$8]*[.A19]+[.$J$8]) + [.$H$9]*SIN([.$I$9]*[.A19]+[.$J$9])" office:value-type="float" office:value="16.0346610567896" calcext:value-type="float">
            <text:p>16.0346610567896</text:p>
          </table:table-cell>
          <table:table-cell office:value-type="float" office:value="0.360518829832551" calcext:value-type="float">
            <text:p>0.36051882983255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0]+[.D20]+[.E20]" office:value-type="float" office:value="43.8094084299163" calcext:value-type="float">
            <text:p>43.8094084299163</text:p>
          </table:table-cell>
          <table:table-cell table:formula="of:=[.$H$2]*[.A20]+[.$I$2]" office:value-type="float" office:value="26.02" calcext:value-type="float">
            <text:p>26.02</text:p>
          </table:table-cell>
          <table:table-cell table:formula="of:= [.$H$5]*SIN([.$I$5]*[.A20]+[.$J$5]) + [.$H$6]*SIN([.$I$6]*[.A20]+[.$J$6]) + [.$H$7]*SIN([.$I$7]*[.A20]+[.$J$7]) + [.$H$8]*SIN([.$I$8]*[.A20]+[.$J$8]) + [.$H$9]*SIN([.$I$9]*[.A20]+[.$J$9])" office:value-type="float" office:value="17.3443356472994" calcext:value-type="float">
            <text:p>17.3443356472994</text:p>
          </table:table-cell>
          <table:table-cell office:value-type="float" office:value="0.445072782616888" calcext:value-type="float">
            <text:p>0.44507278261688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1]+[.D21]+[.E21]" office:value-type="float" office:value="44.4024409255043" calcext:value-type="float">
            <text:p>44.4024409255043</text:p>
          </table:table-cell>
          <table:table-cell table:formula="of:=[.$H$2]*[.A21]+[.$I$2]" office:value-type="float" office:value="26.41" calcext:value-type="float">
            <text:p>26.41</text:p>
          </table:table-cell>
          <table:table-cell table:formula="of:= [.$H$5]*SIN([.$I$5]*[.A21]+[.$J$5]) + [.$H$6]*SIN([.$I$6]*[.A21]+[.$J$6]) + [.$H$7]*SIN([.$I$7]*[.A21]+[.$J$7]) + [.$H$8]*SIN([.$I$8]*[.A21]+[.$J$8]) + [.$H$9]*SIN([.$I$9]*[.A21]+[.$J$9])" office:value-type="float" office:value="17.7262988353495" calcext:value-type="float">
            <text:p>17.7262988353495</text:p>
          </table:table-cell>
          <table:table-cell office:value-type="float" office:value="0.266142090154811" calcext:value-type="float">
            <text:p>0.2661420901548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2]+[.D22]+[.E22]" office:value-type="float" office:value="44.5543216460349" calcext:value-type="float">
            <text:p>44.5543216460349</text:p>
          </table:table-cell>
          <table:table-cell table:formula="of:=[.$H$2]*[.A22]+[.$I$2]" office:value-type="float" office:value="26.8" calcext:value-type="float">
            <text:p>26.8</text:p>
          </table:table-cell>
          <table:table-cell table:formula="of:= [.$H$5]*SIN([.$I$5]*[.A22]+[.$J$5]) + [.$H$6]*SIN([.$I$6]*[.A22]+[.$J$6]) + [.$H$7]*SIN([.$I$7]*[.A22]+[.$J$7]) + [.$H$8]*SIN([.$I$8]*[.A22]+[.$J$8]) + [.$H$9]*SIN([.$I$9]*[.A22]+[.$J$9])" office:value-type="float" office:value="16.7727419704684" calcext:value-type="float">
            <text:p>16.7727419704684</text:p>
          </table:table-cell>
          <table:table-cell office:value-type="float" office:value="0.981579675566487" calcext:value-type="float">
            <text:p>0.98157967556648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3]+[.D23]+[.E23]" office:value-type="float" office:value="42.3783072475956" calcext:value-type="float">
            <text:p>42.3783072475956</text:p>
          </table:table-cell>
          <table:table-cell table:formula="of:=[.$H$2]*[.A23]+[.$I$2]" office:value-type="float" office:value="27.19" calcext:value-type="float">
            <text:p>27.19</text:p>
          </table:table-cell>
          <table:table-cell table:formula="of:= [.$H$5]*SIN([.$I$5]*[.A23]+[.$J$5]) + [.$H$6]*SIN([.$I$6]*[.A23]+[.$J$6]) + [.$H$7]*SIN([.$I$7]*[.A23]+[.$J$7]) + [.$H$8]*SIN([.$I$8]*[.A23]+[.$J$8]) + [.$H$9]*SIN([.$I$9]*[.A23]+[.$J$9])" office:value-type="float" office:value="14.7221497887859" calcext:value-type="float">
            <text:p>14.7221497887859</text:p>
          </table:table-cell>
          <table:table-cell office:value-type="float" office:value="0.466157458809677" calcext:value-type="float">
            <text:p>0.46615745880967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4]+[.D24]+[.E24]" office:value-type="float" office:value="40.5354019414945" calcext:value-type="float">
            <text:p>40.5354019414945</text:p>
          </table:table-cell>
          <table:table-cell table:formula="of:=[.$H$2]*[.A24]+[.$I$2]" office:value-type="float" office:value="27.58" calcext:value-type="float">
            <text:p>27.58</text:p>
          </table:table-cell>
          <table:table-cell table:formula="of:= [.$H$5]*SIN([.$I$5]*[.A24]+[.$J$5]) + [.$H$6]*SIN([.$I$6]*[.A24]+[.$J$6]) + [.$H$7]*SIN([.$I$7]*[.A24]+[.$J$7]) + [.$H$8]*SIN([.$I$8]*[.A24]+[.$J$8]) + [.$H$9]*SIN([.$I$9]*[.A24]+[.$J$9])" office:value-type="float" office:value="12.3590859378183" calcext:value-type="float">
            <text:p>12.3590859378183</text:p>
          </table:table-cell>
          <table:table-cell office:value-type="float" office:value="0.596316003676198" calcext:value-type="float">
            <text:p>0.59631600367619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5]+[.D25]+[.E25]" office:value-type="float" office:value="39.0461713474772" calcext:value-type="float">
            <text:p>39.0461713474772</text:p>
          </table:table-cell>
          <table:table-cell table:formula="of:=[.$H$2]*[.A25]+[.$I$2]" office:value-type="float" office:value="27.97" calcext:value-type="float">
            <text:p>27.97</text:p>
          </table:table-cell>
          <table:table-cell table:formula="of:= [.$H$5]*SIN([.$I$5]*[.A25]+[.$J$5]) + [.$H$6]*SIN([.$I$6]*[.A25]+[.$J$6]) + [.$H$7]*SIN([.$I$7]*[.A25]+[.$J$7]) + [.$H$8]*SIN([.$I$8]*[.A25]+[.$J$8]) + [.$H$9]*SIN([.$I$9]*[.A25]+[.$J$9])" office:value-type="float" office:value="10.6553567830253" calcext:value-type="float">
            <text:p>10.6553567830253</text:p>
          </table:table-cell>
          <table:table-cell office:value-type="float" office:value="0.420814564451858" calcext:value-type="float">
            <text:p>0.42081456445185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6]+[.D26]+[.E26]" office:value-type="float" office:value="39.0277792783918" calcext:value-type="float">
            <text:p>39.0277792783918</text:p>
          </table:table-cell>
          <table:table-cell table:formula="of:=[.$H$2]*[.A26]+[.$I$2]" office:value-type="float" office:value="28.36" calcext:value-type="float">
            <text:p>28.36</text:p>
          </table:table-cell>
          <table:table-cell table:formula="of:= [.$H$5]*SIN([.$I$5]*[.A26]+[.$J$5]) + [.$H$6]*SIN([.$I$6]*[.A26]+[.$J$6]) + [.$H$7]*SIN([.$I$7]*[.A26]+[.$J$7]) + [.$H$8]*SIN([.$I$8]*[.A26]+[.$J$8]) + [.$H$9]*SIN([.$I$9]*[.A26]+[.$J$9])" office:value-type="float" office:value="10.3209607546458" calcext:value-type="float">
            <text:p>10.3209607546458</text:p>
          </table:table-cell>
          <table:table-cell office:value-type="float" office:value="0.346818523746095" calcext:value-type="float">
            <text:p>0.34681852374609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7]+[.D27]+[.E27]" office:value-type="float" office:value="40.2867278233639" calcext:value-type="float">
            <text:p>40.2867278233639</text:p>
          </table:table-cell>
          <table:table-cell table:formula="of:=[.$H$2]*[.A27]+[.$I$2]" office:value-type="float" office:value="28.75" calcext:value-type="float">
            <text:p>28.75</text:p>
          </table:table-cell>
          <table:table-cell table:formula="of:= [.$H$5]*SIN([.$I$5]*[.A27]+[.$J$5]) + [.$H$6]*SIN([.$I$6]*[.A27]+[.$J$6]) + [.$H$7]*SIN([.$I$7]*[.A27]+[.$J$7]) + [.$H$8]*SIN([.$I$8]*[.A27]+[.$J$8]) + [.$H$9]*SIN([.$I$9]*[.A27]+[.$J$9])" office:value-type="float" office:value="11.4757410947027" calcext:value-type="float">
            <text:p>11.4757410947027</text:p>
          </table:table-cell>
          <table:table-cell office:value-type="float" office:value="0.060986728661265" calcext:value-type="float">
            <text:p>0.06098672866126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8]+[.D28]+[.E28]" office:value-type="float" office:value="42.8808465332894" calcext:value-type="float">
            <text:p>42.8808465332894</text:p>
          </table:table-cell>
          <table:table-cell table:formula="of:=[.$H$2]*[.A28]+[.$I$2]" office:value-type="float" office:value="29.14" calcext:value-type="float">
            <text:p>29.14</text:p>
          </table:table-cell>
          <table:table-cell table:formula="of:= [.$H$5]*SIN([.$I$5]*[.A28]+[.$J$5]) + [.$H$6]*SIN([.$I$6]*[.A28]+[.$J$6]) + [.$H$7]*SIN([.$I$7]*[.A28]+[.$J$7]) + [.$H$8]*SIN([.$I$8]*[.A28]+[.$J$8]) + [.$H$9]*SIN([.$I$9]*[.A28]+[.$J$9])" office:value-type="float" office:value="13.5959824104363" calcext:value-type="float">
            <text:p>13.5959824104363</text:p>
          </table:table-cell>
          <table:table-cell office:value-type="float" office:value="0.144864122853077" calcext:value-type="float">
            <text:p>0.14486412285307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9]+[.D29]+[.E29]" office:value-type="float" office:value="45.4493519379969" calcext:value-type="float">
            <text:p>45.4493519379969</text:p>
          </table:table-cell>
          <table:table-cell table:formula="of:=[.$H$2]*[.A29]+[.$I$2]" office:value-type="float" office:value="29.53" calcext:value-type="float">
            <text:p>29.53</text:p>
          </table:table-cell>
          <table:table-cell table:formula="of:= [.$H$5]*SIN([.$I$5]*[.A29]+[.$J$5]) + [.$H$6]*SIN([.$I$6]*[.A29]+[.$J$6]) + [.$H$7]*SIN([.$I$7]*[.A29]+[.$J$7]) + [.$H$8]*SIN([.$I$8]*[.A29]+[.$J$8]) + [.$H$9]*SIN([.$I$9]*[.A29]+[.$J$9])" office:value-type="float" office:value="15.7609789159778" calcext:value-type="float">
            <text:p>15.7609789159778</text:p>
          </table:table-cell>
          <table:table-cell office:value-type="float" office:value="0.158373022019066" calcext:value-type="float">
            <text:p>0.15837302201906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0]+[.D30]+[.E30]" office:value-type="float" office:value="47.5690289308302" calcext:value-type="float">
            <text:p>47.5690289308302</text:p>
          </table:table-cell>
          <table:table-cell table:formula="of:=[.$H$2]*[.A30]+[.$I$2]" office:value-type="float" office:value="29.92" calcext:value-type="float">
            <text:p>29.92</text:p>
          </table:table-cell>
          <table:table-cell table:formula="of:= [.$H$5]*SIN([.$I$5]*[.A30]+[.$J$5]) + [.$H$6]*SIN([.$I$6]*[.A30]+[.$J$6]) + [.$H$7]*SIN([.$I$7]*[.A30]+[.$J$7]) + [.$H$8]*SIN([.$I$8]*[.A30]+[.$J$8]) + [.$H$9]*SIN([.$I$9]*[.A30]+[.$J$9])" office:value-type="float" office:value="17.0836217732895" calcext:value-type="float">
            <text:p>17.0836217732895</text:p>
          </table:table-cell>
          <table:table-cell office:value-type="float" office:value="0.565407157540675" calcext:value-type="float">
            <text:p>0.56540715754067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1]+[.D31]+[.E31]" office:value-type="float" office:value="47.821783460411" calcext:value-type="float">
            <text:p>47.821783460411</text:p>
          </table:table-cell>
          <table:table-cell table:formula="of:=[.$H$2]*[.A31]+[.$I$2]" office:value-type="float" office:value="30.31" calcext:value-type="float">
            <text:p>30.31</text:p>
          </table:table-cell>
          <table:table-cell table:formula="of:= [.$H$5]*SIN([.$I$5]*[.A31]+[.$J$5]) + [.$H$6]*SIN([.$I$6]*[.A31]+[.$J$6]) + [.$H$7]*SIN([.$I$7]*[.A31]+[.$J$7]) + [.$H$8]*SIN([.$I$8]*[.A31]+[.$J$8]) + [.$H$9]*SIN([.$I$9]*[.A31]+[.$J$9])" office:value-type="float" office:value="17.1226061905901" calcext:value-type="float">
            <text:p>17.1226061905901</text:p>
          </table:table-cell>
          <table:table-cell office:value-type="float" office:value="0.389177269820851" calcext:value-type="float">
            <text:p>0.38917726982085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2]+[.D32]+[.E32]" office:value-type="float" office:value="46.8950167603092" calcext:value-type="float">
            <text:p>46.8950167603092</text:p>
          </table:table-cell>
          <table:table-cell table:formula="of:=[.$H$2]*[.A32]+[.$I$2]" office:value-type="float" office:value="30.7" calcext:value-type="float">
            <text:p>30.7</text:p>
          </table:table-cell>
          <table:table-cell table:formula="of:= [.$H$5]*SIN([.$I$5]*[.A32]+[.$J$5]) + [.$H$6]*SIN([.$I$6]*[.A32]+[.$J$6]) + [.$H$7]*SIN([.$I$7]*[.A32]+[.$J$7]) + [.$H$8]*SIN([.$I$8]*[.A32]+[.$J$8]) + [.$H$9]*SIN([.$I$9]*[.A32]+[.$J$9])" office:value-type="float" office:value="16.0825995287619" calcext:value-type="float">
            <text:p>16.0825995287619</text:p>
          </table:table-cell>
          <table:table-cell office:value-type="float" office:value="0.112417231547252" calcext:value-type="float">
            <text:p>0.11241723154725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3]+[.D33]+[.E33]" office:value-type="float" office:value="46.1825596162513" calcext:value-type="float">
            <text:p>46.1825596162513</text:p>
          </table:table-cell>
          <table:table-cell table:formula="of:=[.$H$2]*[.A33]+[.$I$2]" office:value-type="float" office:value="31.09" calcext:value-type="float">
            <text:p>31.09</text:p>
          </table:table-cell>
          <table:table-cell table:formula="of:= [.$H$5]*SIN([.$I$5]*[.A33]+[.$J$5]) + [.$H$6]*SIN([.$I$6]*[.A33]+[.$J$6]) + [.$H$7]*SIN([.$I$7]*[.A33]+[.$J$7]) + [.$H$8]*SIN([.$I$8]*[.A33]+[.$J$8]) + [.$H$9]*SIN([.$I$9]*[.A33]+[.$J$9])" office:value-type="float" office:value="14.7085252882704" calcext:value-type="float">
            <text:p>14.7085252882704</text:p>
          </table:table-cell>
          <table:table-cell office:value-type="float" office:value="0.384034327980905" calcext:value-type="float">
            <text:p>0.3840343279809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4]+[.D34]+[.E34]" office:value-type="float" office:value="45.4122992366371" calcext:value-type="float">
            <text:p>45.4122992366371</text:p>
          </table:table-cell>
          <table:table-cell table:formula="of:=[.$H$2]*[.A34]+[.$I$2]" office:value-type="float" office:value="31.48" calcext:value-type="float">
            <text:p>31.48</text:p>
          </table:table-cell>
          <table:table-cell table:formula="of:= [.$H$5]*SIN([.$I$5]*[.A34]+[.$J$5]) + [.$H$6]*SIN([.$I$6]*[.A34]+[.$J$6]) + [.$H$7]*SIN([.$I$7]*[.A34]+[.$J$7]) + [.$H$8]*SIN([.$I$8]*[.A34]+[.$J$8]) + [.$H$9]*SIN([.$I$9]*[.A34]+[.$J$9])" office:value-type="float" office:value="13.9240573952436" calcext:value-type="float">
            <text:p>13.9240573952436</text:p>
          </table:table-cell>
          <table:table-cell office:value-type="float" office:value="0.008241841393541" calcext:value-type="float">
            <text:p>0.00824184139354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5]+[.D35]+[.E35]" office:value-type="float" office:value="47.1518645925437" calcext:value-type="float">
            <text:p>47.1518645925437</text:p>
          </table:table-cell>
          <table:table-cell table:formula="of:=[.$H$2]*[.A35]+[.$I$2]" office:value-type="float" office:value="31.87" calcext:value-type="float">
            <text:p>31.87</text:p>
          </table:table-cell>
          <table:table-cell table:formula="of:= [.$H$5]*SIN([.$I$5]*[.A35]+[.$J$5]) + [.$H$6]*SIN([.$I$6]*[.A35]+[.$J$6]) + [.$H$7]*SIN([.$I$7]*[.A35]+[.$J$7]) + [.$H$8]*SIN([.$I$8]*[.A35]+[.$J$8]) + [.$H$9]*SIN([.$I$9]*[.A35]+[.$J$9])" office:value-type="float" office:value="14.3847848522151" calcext:value-type="float">
            <text:p>14.3847848522151</text:p>
          </table:table-cell>
          <table:table-cell office:value-type="float" office:value="0.897079740328521" calcext:value-type="float">
            <text:p>0.89707974032852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6]+[.D36]+[.E36]" office:value-type="float" office:value="48.7400524333488" calcext:value-type="float">
            <text:p>48.7400524333488</text:p>
          </table:table-cell>
          <table:table-cell table:formula="of:=[.$H$2]*[.A36]+[.$I$2]" office:value-type="float" office:value="32.26" calcext:value-type="float">
            <text:p>32.26</text:p>
          </table:table-cell>
          <table:table-cell table:formula="of:= [.$H$5]*SIN([.$I$5]*[.A36]+[.$J$5]) + [.$H$6]*SIN([.$I$6]*[.A36]+[.$J$6]) + [.$H$7]*SIN([.$I$7]*[.A36]+[.$J$7]) + [.$H$8]*SIN([.$I$8]*[.A36]+[.$J$8]) + [.$H$9]*SIN([.$I$9]*[.A36]+[.$J$9])" office:value-type="float" office:value="16.1566864114319" calcext:value-type="float">
            <text:p>16.1566864114319</text:p>
          </table:table-cell>
          <table:table-cell office:value-type="float" office:value="0.323366021916908" calcext:value-type="float">
            <text:p>0.32336602191690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7]+[.D37]+[.E37]" office:value-type="float" office:value="52.177812636219" calcext:value-type="float">
            <text:p>52.177812636219</text:p>
          </table:table-cell>
          <table:table-cell table:formula="of:=[.$H$2]*[.A37]+[.$I$2]" office:value-type="float" office:value="32.65" calcext:value-type="float">
            <text:p>32.65</text:p>
          </table:table-cell>
          <table:table-cell table:formula="of:= [.$H$5]*SIN([.$I$5]*[.A37]+[.$J$5]) + [.$H$6]*SIN([.$I$6]*[.A37]+[.$J$6]) + [.$H$7]*SIN([.$I$7]*[.A37]+[.$J$7]) + [.$H$8]*SIN([.$I$8]*[.A37]+[.$J$8]) + [.$H$9]*SIN([.$I$9]*[.A37]+[.$J$9])" office:value-type="float" office:value="18.6716496439876" calcext:value-type="float">
            <text:p>18.6716496439876</text:p>
          </table:table-cell>
          <table:table-cell office:value-type="float" office:value="0.856162992231413" calcext:value-type="float">
            <text:p>0.85616299223141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8]+[.D38]+[.E38]" office:value-type="float" office:value="54.6303768312967" calcext:value-type="float">
            <text:p>54.6303768312967</text:p>
          </table:table-cell>
          <table:table-cell table:formula="of:=[.$H$2]*[.A38]+[.$I$2]" office:value-type="float" office:value="33.04" calcext:value-type="float">
            <text:p>33.04</text:p>
          </table:table-cell>
          <table:table-cell table:formula="of:= [.$H$5]*SIN([.$I$5]*[.A38]+[.$J$5]) + [.$H$6]*SIN([.$I$6]*[.A38]+[.$J$6]) + [.$H$7]*SIN([.$I$7]*[.A38]+[.$J$7]) + [.$H$8]*SIN([.$I$8]*[.A38]+[.$J$8]) + [.$H$9]*SIN([.$I$9]*[.A38]+[.$J$9])" office:value-type="float" office:value="20.9814816004067" calcext:value-type="float">
            <text:p>20.9814816004067</text:p>
          </table:table-cell>
          <table:table-cell office:value-type="float" office:value="0.608895230890025" calcext:value-type="float">
            <text:p>0.6088952308900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9]+[.D39]+[.E39]" office:value-type="float" office:value="55.8171017472369" calcext:value-type="float">
            <text:p>55.8171017472369</text:p>
          </table:table-cell>
          <table:table-cell table:formula="of:=[.$H$2]*[.A39]+[.$I$2]" office:value-type="float" office:value="33.43" calcext:value-type="float">
            <text:p>33.43</text:p>
          </table:table-cell>
          <table:table-cell table:formula="of:= [.$H$5]*SIN([.$I$5]*[.A39]+[.$J$5]) + [.$H$6]*SIN([.$I$6]*[.A39]+[.$J$6]) + [.$H$7]*SIN([.$I$7]*[.A39]+[.$J$7]) + [.$H$8]*SIN([.$I$8]*[.A39]+[.$J$8]) + [.$H$9]*SIN([.$I$9]*[.A39]+[.$J$9])" office:value-type="float" office:value="22.1914648714319" calcext:value-type="float">
            <text:p>22.1914648714319</text:p>
          </table:table-cell>
          <table:table-cell office:value-type="float" office:value="0.195636875805083" calcext:value-type="float">
            <text:p>0.19563687580508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0]+[.D40]+[.E40]" office:value-type="float" office:value="56.4879198300128" calcext:value-type="float">
            <text:p>56.4879198300128</text:p>
          </table:table-cell>
          <table:table-cell table:formula="of:=[.$H$2]*[.A40]+[.$I$2]" office:value-type="float" office:value="33.82" calcext:value-type="float">
            <text:p>33.82</text:p>
          </table:table-cell>
          <table:table-cell table:formula="of:= [.$H$5]*SIN([.$I$5]*[.A40]+[.$J$5]) + [.$H$6]*SIN([.$I$6]*[.A40]+[.$J$6]) + [.$H$7]*SIN([.$I$7]*[.A40]+[.$J$7]) + [.$H$8]*SIN([.$I$8]*[.A40]+[.$J$8]) + [.$H$9]*SIN([.$I$9]*[.A40]+[.$J$9])" office:value-type="float" office:value="21.8700427485042" calcext:value-type="float">
            <text:p>21.8700427485042</text:p>
          </table:table-cell>
          <table:table-cell office:value-type="float" office:value="0.79787708150857" calcext:value-type="float">
            <text:p>0.7978770815085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41]+[.D41]+[.E41]" office:value-type="float" office:value="55.0203844230498" calcext:value-type="float">
            <text:p>55.0203844230498</text:p>
          </table:table-cell>
          <table:table-cell table:formula="of:=[.$H$2]*[.A41]+[.$I$2]" office:value-type="float" office:value="34.21" calcext:value-type="float">
            <text:p>34.21</text:p>
          </table:table-cell>
          <table:table-cell table:formula="of:= [.$H$5]*SIN([.$I$5]*[.A41]+[.$J$5]) + [.$H$6]*SIN([.$I$6]*[.A41]+[.$J$6]) + [.$H$7]*SIN([.$I$7]*[.A41]+[.$J$7]) + [.$H$8]*SIN([.$I$8]*[.A41]+[.$J$8]) + [.$H$9]*SIN([.$I$9]*[.A41]+[.$J$9])" office:value-type="float" office:value="20.2423989321707" calcext:value-type="float">
            <text:p>20.2423989321707</text:p>
          </table:table-cell>
          <table:table-cell office:value-type="float" office:value="0.567985490879089" calcext:value-type="float">
            <text:p>0.56798549087908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42]+[.D42]+[.E42]" office:value-type="float" office:value="53.3035946723407" calcext:value-type="float">
            <text:p>53.3035946723407</text:p>
          </table:table-cell>
          <table:table-cell table:formula="of:=[.$H$2]*[.A42]+[.$I$2]" office:value-type="float" office:value="34.6" calcext:value-type="float">
            <text:p>34.6</text:p>
          </table:table-cell>
          <table:table-cell table:formula="of:= [.$H$5]*SIN([.$I$5]*[.A42]+[.$J$5]) + [.$H$6]*SIN([.$I$6]*[.A42]+[.$J$6]) + [.$H$7]*SIN([.$I$7]*[.A42]+[.$J$7]) + [.$H$8]*SIN([.$I$8]*[.A42]+[.$J$8]) + [.$H$9]*SIN([.$I$9]*[.A42]+[.$J$9])" office:value-type="float" office:value="18.0772735103876" calcext:value-type="float">
            <text:p>18.0772735103876</text:p>
          </table:table-cell>
          <table:table-cell office:value-type="float" office:value="0.626321161953073" calcext:value-type="float">
            <text:p>0.62632116195307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3]+[.D43]+[.E43]" office:value-type="float" office:value="51.9013876318887" calcext:value-type="float">
            <text:p>51.9013876318887</text:p>
          </table:table-cell>
          <table:table-cell table:formula="of:=[.$H$2]*[.A43]+[.$I$2]" office:value-type="float" office:value="34.99" calcext:value-type="float">
            <text:p>34.99</text:p>
          </table:table-cell>
          <table:table-cell table:formula="of:= [.$H$5]*SIN([.$I$5]*[.A43]+[.$J$5]) + [.$H$6]*SIN([.$I$6]*[.A43]+[.$J$6]) + [.$H$7]*SIN([.$I$7]*[.A43]+[.$J$7]) + [.$H$8]*SIN([.$I$8]*[.A43]+[.$J$8]) + [.$H$9]*SIN([.$I$9]*[.A43]+[.$J$9])" office:value-type="float" office:value="16.3205570286878" calcext:value-type="float">
            <text:p>16.3205570286878</text:p>
          </table:table-cell>
          <table:table-cell office:value-type="float" office:value="0.590830603200946" calcext:value-type="float">
            <text:p>0.59083060320094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4]+[.D44]+[.E44]" office:value-type="float" office:value="51.7607002711856" calcext:value-type="float">
            <text:p>51.7607002711856</text:p>
          </table:table-cell>
          <table:table-cell table:formula="of:=[.$H$2]*[.A44]+[.$I$2]" office:value-type="float" office:value="35.38" calcext:value-type="float">
            <text:p>35.38</text:p>
          </table:table-cell>
          <table:table-cell table:formula="of:= [.$H$5]*SIN([.$I$5]*[.A44]+[.$J$5]) + [.$H$6]*SIN([.$I$6]*[.A44]+[.$J$6]) + [.$H$7]*SIN([.$I$7]*[.A44]+[.$J$7]) + [.$H$8]*SIN([.$I$8]*[.A44]+[.$J$8]) + [.$H$9]*SIN([.$I$9]*[.A44]+[.$J$9])" office:value-type="float" office:value="15.6482115624981" calcext:value-type="float">
            <text:p>15.6482115624981</text:p>
          </table:table-cell>
          <table:table-cell office:value-type="float" office:value="0.732488708687452" calcext:value-type="float">
            <text:p>0.73248870868745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5]+[.D45]+[.E45]" office:value-type="float" office:value="52.7790299703232" calcext:value-type="float">
            <text:p>52.7790299703232</text:p>
          </table:table-cell>
          <table:table-cell table:formula="of:=[.$H$2]*[.A45]+[.$I$2]" office:value-type="float" office:value="35.77" calcext:value-type="float">
            <text:p>35.77</text:p>
          </table:table-cell>
          <table:table-cell table:formula="of:= [.$H$5]*SIN([.$I$5]*[.A45]+[.$J$5]) + [.$H$6]*SIN([.$I$6]*[.A45]+[.$J$6]) + [.$H$7]*SIN([.$I$7]*[.A45]+[.$J$7]) + [.$H$8]*SIN([.$I$8]*[.A45]+[.$J$8]) + [.$H$9]*SIN([.$I$9]*[.A45]+[.$J$9])" office:value-type="float" office:value="16.1489140219684" calcext:value-type="float">
            <text:p>16.1489140219684</text:p>
          </table:table-cell>
          <table:table-cell office:value-type="float" office:value="0.860115948354746" calcext:value-type="float">
            <text:p>0.86011594835474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6]+[.D46]+[.E46]" office:value-type="float" office:value="53.9967060707252" calcext:value-type="float">
            <text:p>53.9967060707252</text:p>
          </table:table-cell>
          <table:table-cell table:formula="of:=[.$H$2]*[.A46]+[.$I$2]" office:value-type="float" office:value="36.16" calcext:value-type="float">
            <text:p>36.16</text:p>
          </table:table-cell>
          <table:table-cell table:formula="of:= [.$H$5]*SIN([.$I$5]*[.A46]+[.$J$5]) + [.$H$6]*SIN([.$I$6]*[.A46]+[.$J$6]) + [.$H$7]*SIN([.$I$7]*[.A46]+[.$J$7]) + [.$H$8]*SIN([.$I$8]*[.A46]+[.$J$8]) + [.$H$9]*SIN([.$I$9]*[.A46]+[.$J$9])" office:value-type="float" office:value="17.285706193861" calcext:value-type="float">
            <text:p>17.285706193861</text:p>
          </table:table-cell>
          <table:table-cell office:value-type="float" office:value="0.550999876864158" calcext:value-type="float">
            <text:p>0.55099987686415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47]+[.D47]+[.E47]" office:value-type="float" office:value="55.2669711547265" calcext:value-type="float">
            <text:p>55.2669711547265</text:p>
          </table:table-cell>
          <table:table-cell table:formula="of:=[.$H$2]*[.A47]+[.$I$2]" office:value-type="float" office:value="36.55" calcext:value-type="float">
            <text:p>36.55</text:p>
          </table:table-cell>
          <table:table-cell table:formula="of:= [.$H$5]*SIN([.$I$5]*[.A47]+[.$J$5]) + [.$H$6]*SIN([.$I$6]*[.A47]+[.$J$6]) + [.$H$7]*SIN([.$I$7]*[.A47]+[.$J$7]) + [.$H$8]*SIN([.$I$8]*[.A47]+[.$J$8]) + [.$H$9]*SIN([.$I$9]*[.A47]+[.$J$9])" office:value-type="float" office:value="18.1546131983085" calcext:value-type="float">
            <text:p>18.1546131983085</text:p>
          </table:table-cell>
          <table:table-cell office:value-type="float" office:value="0.562357956417939" calcext:value-type="float">
            <text:p>0.56235795641793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48]+[.D48]+[.E48]" office:value-type="float" office:value="54.8852987864524" calcext:value-type="float">
            <text:p>54.8852987864524</text:p>
          </table:table-cell>
          <table:table-cell table:formula="of:=[.$H$2]*[.A48]+[.$I$2]" office:value-type="float" office:value="36.94" calcext:value-type="float">
            <text:p>36.94</text:p>
          </table:table-cell>
          <table:table-cell table:formula="of:= [.$H$5]*SIN([.$I$5]*[.A48]+[.$J$5]) + [.$H$6]*SIN([.$I$6]*[.A48]+[.$J$6]) + [.$H$7]*SIN([.$I$7]*[.A48]+[.$J$7]) + [.$H$8]*SIN([.$I$8]*[.A48]+[.$J$8]) + [.$H$9]*SIN([.$I$9]*[.A48]+[.$J$9])" office:value-type="float" office:value="17.9184239512158" calcext:value-type="float">
            <text:p>17.9184239512158</text:p>
          </table:table-cell>
          <table:table-cell office:value-type="float" office:value="0.026874835236692" calcext:value-type="float">
            <text:p>0.02687483523669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49]+[.D49]+[.E49]" office:value-type="float" office:value="54.0932568836932" calcext:value-type="float">
            <text:p>54.0932568836932</text:p>
          </table:table-cell>
          <table:table-cell table:formula="of:=[.$H$2]*[.A49]+[.$I$2]" office:value-type="float" office:value="37.33" calcext:value-type="float">
            <text:p>37.33</text:p>
          </table:table-cell>
          <table:table-cell table:formula="of:= [.$H$5]*SIN([.$I$5]*[.A49]+[.$J$5]) + [.$H$6]*SIN([.$I$6]*[.A49]+[.$J$6]) + [.$H$7]*SIN([.$I$7]*[.A49]+[.$J$7]) + [.$H$8]*SIN([.$I$8]*[.A49]+[.$J$8]) + [.$H$9]*SIN([.$I$9]*[.A49]+[.$J$9])" office:value-type="float" office:value="16.2113525698903" calcext:value-type="float">
            <text:p>16.2113525698903</text:p>
          </table:table-cell>
          <table:table-cell office:value-type="float" office:value="0.551904313802877" calcext:value-type="float">
            <text:p>0.55190431380287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50]+[.D50]+[.E50]" office:value-type="float" office:value="51.7277932211098" calcext:value-type="float">
            <text:p>51.7277932211098</text:p>
          </table:table-cell>
          <table:table-cell table:formula="of:=[.$H$2]*[.A50]+[.$I$2]" office:value-type="float" office:value="37.72" calcext:value-type="float">
            <text:p>37.72</text:p>
          </table:table-cell>
          <table:table-cell table:formula="of:= [.$H$5]*SIN([.$I$5]*[.A50]+[.$J$5]) + [.$H$6]*SIN([.$I$6]*[.A50]+[.$J$6]) + [.$H$7]*SIN([.$I$7]*[.A50]+[.$J$7]) + [.$H$8]*SIN([.$I$8]*[.A50]+[.$J$8]) + [.$H$9]*SIN([.$I$9]*[.A50]+[.$J$9])" office:value-type="float" office:value="13.3239109238745" calcext:value-type="float">
            <text:p>13.3239109238745</text:p>
          </table:table-cell>
          <table:table-cell office:value-type="float" office:value="0.683882297235252" calcext:value-type="float">
            <text:p>0.68388229723525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1]+[.D51]+[.E51]" office:value-type="float" office:value="48.3011100630468" calcext:value-type="float">
            <text:p>48.3011100630468</text:p>
          </table:table-cell>
          <table:table-cell table:formula="of:=[.$H$2]*[.A51]+[.$I$2]" office:value-type="float" office:value="38.11" calcext:value-type="float">
            <text:p>38.11</text:p>
          </table:table-cell>
          <table:table-cell table:formula="of:= [.$H$5]*SIN([.$I$5]*[.A51]+[.$J$5]) + [.$H$6]*SIN([.$I$6]*[.A51]+[.$J$6]) + [.$H$7]*SIN([.$I$7]*[.A51]+[.$J$7]) + [.$H$8]*SIN([.$I$8]*[.A51]+[.$J$8]) + [.$H$9]*SIN([.$I$9]*[.A51]+[.$J$9])" office:value-type="float" office:value="10.0806211557805" calcext:value-type="float">
            <text:p>10.0806211557805</text:p>
          </table:table-cell>
          <table:table-cell office:value-type="float" office:value="0.110488907266297" calcext:value-type="float">
            <text:p>0.11048890726629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2]+[.D52]+[.E52]" office:value-type="float" office:value="45.974444246446" calcext:value-type="float">
            <text:p>45.974444246446</text:p>
          </table:table-cell>
          <table:table-cell table:formula="of:=[.$H$2]*[.A52]+[.$I$2]" office:value-type="float" office:value="38.5" calcext:value-type="float">
            <text:p>38.5</text:p>
          </table:table-cell>
          <table:table-cell table:formula="of:= [.$H$5]*SIN([.$I$5]*[.A52]+[.$J$5]) + [.$H$6]*SIN([.$I$6]*[.A52]+[.$J$6]) + [.$H$7]*SIN([.$I$7]*[.A52]+[.$J$7]) + [.$H$8]*SIN([.$I$8]*[.A52]+[.$J$8]) + [.$H$9]*SIN([.$I$9]*[.A52]+[.$J$9])" office:value-type="float" office:value="7.46760260938118" calcext:value-type="float">
            <text:p>7.46760260938118</text:p>
          </table:table-cell>
          <table:table-cell office:value-type="float" office:value="0.006841637064829" calcext:value-type="float">
            <text:p>0.00684163706482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3]+[.D53]+[.E53]" office:value-type="float" office:value="45.9407659453307" calcext:value-type="float">
            <text:p>45.9407659453307</text:p>
          </table:table-cell>
          <table:table-cell table:formula="of:=[.$H$2]*[.A53]+[.$I$2]" office:value-type="float" office:value="38.89" calcext:value-type="float">
            <text:p>38.89</text:p>
          </table:table-cell>
          <table:table-cell table:formula="of:= [.$H$5]*SIN([.$I$5]*[.A53]+[.$J$5]) + [.$H$6]*SIN([.$I$6]*[.A53]+[.$J$6]) + [.$H$7]*SIN([.$I$7]*[.A53]+[.$J$7]) + [.$H$8]*SIN([.$I$8]*[.A53]+[.$J$8]) + [.$H$9]*SIN([.$I$9]*[.A53]+[.$J$9])" office:value-type="float" office:value="6.18466603909279" calcext:value-type="float">
            <text:p>6.18466603909279</text:p>
          </table:table-cell>
          <table:table-cell office:value-type="float" office:value="0.866099906237923" calcext:value-type="float">
            <text:p>0.86609990623792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4]+[.D54]+[.E54]" office:value-type="float" office:value="45.8934014779845" calcext:value-type="float">
            <text:p>45.8934014779845</text:p>
          </table:table-cell>
          <table:table-cell table:formula="of:=[.$H$2]*[.A54]+[.$I$2]" office:value-type="float" office:value="39.28" calcext:value-type="float">
            <text:p>39.28</text:p>
          </table:table-cell>
          <table:table-cell table:formula="of:= [.$H$5]*SIN([.$I$5]*[.A54]+[.$J$5]) + [.$H$6]*SIN([.$I$6]*[.A54]+[.$J$6]) + [.$H$7]*SIN([.$I$7]*[.A54]+[.$J$7]) + [.$H$8]*SIN([.$I$8]*[.A54]+[.$J$8]) + [.$H$9]*SIN([.$I$9]*[.A54]+[.$J$9])" office:value-type="float" office:value="6.33203229390796" calcext:value-type="float">
            <text:p>6.33203229390796</text:p>
          </table:table-cell>
          <table:table-cell office:value-type="float" office:value="0.281369184076587" calcext:value-type="float">
            <text:p>0.28136918407658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55]+[.D55]+[.E55]" office:value-type="float" office:value="47.5927763904407" calcext:value-type="float">
            <text:p>47.5927763904407</text:p>
          </table:table-cell>
          <table:table-cell table:formula="of:=[.$H$2]*[.A55]+[.$I$2]" office:value-type="float" office:value="39.67" calcext:value-type="float">
            <text:p>39.67</text:p>
          </table:table-cell>
          <table:table-cell table:formula="of:= [.$H$5]*SIN([.$I$5]*[.A55]+[.$J$5]) + [.$H$6]*SIN([.$I$6]*[.A55]+[.$J$6]) + [.$H$7]*SIN([.$I$7]*[.A55]+[.$J$7]) + [.$H$8]*SIN([.$I$8]*[.A55]+[.$J$8]) + [.$H$9]*SIN([.$I$9]*[.A55]+[.$J$9])" office:value-type="float" office:value="7.37847481747584" calcext:value-type="float">
            <text:p>7.37847481747584</text:p>
          </table:table-cell>
          <table:table-cell office:value-type="float" office:value="0.54430157296483" calcext:value-type="float">
            <text:p>0.5443015729648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6]+[.D56]+[.E56]" office:value-type="float" office:value="49.4148749231304" calcext:value-type="float">
            <text:p>49.4148749231304</text:p>
          </table:table-cell>
          <table:table-cell table:formula="of:=[.$H$2]*[.A56]+[.$I$2]" office:value-type="float" office:value="40.06" calcext:value-type="float">
            <text:p>40.06</text:p>
          </table:table-cell>
          <table:table-cell table:formula="of:= [.$H$5]*SIN([.$I$5]*[.A56]+[.$J$5]) + [.$H$6]*SIN([.$I$6]*[.A56]+[.$J$6]) + [.$H$7]*SIN([.$I$7]*[.A56]+[.$J$7]) + [.$H$8]*SIN([.$I$8]*[.A56]+[.$J$8]) + [.$H$9]*SIN([.$I$9]*[.A56]+[.$J$9])" office:value-type="float" office:value="8.42534474579292" calcext:value-type="float">
            <text:p>8.42534474579292</text:p>
          </table:table-cell>
          <table:table-cell office:value-type="float" office:value="0.92953017733747" calcext:value-type="float">
            <text:p>0.9295301773374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57]+[.D57]+[.E57]" office:value-type="float" office:value="50.0779079700188" calcext:value-type="float">
            <text:p>50.0779079700188</text:p>
          </table:table-cell>
          <table:table-cell table:formula="of:=[.$H$2]*[.A57]+[.$I$2]" office:value-type="float" office:value="40.45" calcext:value-type="float">
            <text:p>40.45</text:p>
          </table:table-cell>
          <table:table-cell table:formula="of:= [.$H$5]*SIN([.$I$5]*[.A57]+[.$J$5]) + [.$H$6]*SIN([.$I$6]*[.A57]+[.$J$6]) + [.$H$7]*SIN([.$I$7]*[.A57]+[.$J$7]) + [.$H$8]*SIN([.$I$8]*[.A57]+[.$J$8]) + [.$H$9]*SIN([.$I$9]*[.A57]+[.$J$9])" office:value-type="float" office:value="8.64181534074521" calcext:value-type="float">
            <text:p>8.64181534074521</text:p>
          </table:table-cell>
          <table:table-cell office:value-type="float" office:value="0.986092629273534" calcext:value-type="float">
            <text:p>0.98609262927353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58]+[.D58]+[.E58]" office:value-type="float" office:value="48.9614295134658" calcext:value-type="float">
            <text:p>48.9614295134658</text:p>
          </table:table-cell>
          <table:table-cell table:formula="of:=[.$H$2]*[.A58]+[.$I$2]" office:value-type="float" office:value="40.84" calcext:value-type="float">
            <text:p>40.84</text:p>
          </table:table-cell>
          <table:table-cell table:formula="of:= [.$H$5]*SIN([.$I$5]*[.A58]+[.$J$5]) + [.$H$6]*SIN([.$I$6]*[.A58]+[.$J$6]) + [.$H$7]*SIN([.$I$7]*[.A58]+[.$J$7]) + [.$H$8]*SIN([.$I$8]*[.A58]+[.$J$8]) + [.$H$9]*SIN([.$I$9]*[.A58]+[.$J$9])" office:value-type="float" office:value="7.66620896254656" calcext:value-type="float">
            <text:p>7.66620896254656</text:p>
          </table:table-cell>
          <table:table-cell office:value-type="float" office:value="0.455220550919259" calcext:value-type="float">
            <text:p>0.45522055091925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59]+[.D59]+[.E59]" office:value-type="float" office:value="47.4363089929884" calcext:value-type="float">
            <text:p>47.4363089929884</text:p>
          </table:table-cell>
          <table:table-cell table:formula="of:=[.$H$2]*[.A59]+[.$I$2]" office:value-type="float" office:value="41.23" calcext:value-type="float">
            <text:p>41.23</text:p>
          </table:table-cell>
          <table:table-cell table:formula="of:= [.$H$5]*SIN([.$I$5]*[.A59]+[.$J$5]) + [.$H$6]*SIN([.$I$6]*[.A59]+[.$J$6]) + [.$H$7]*SIN([.$I$7]*[.A59]+[.$J$7]) + [.$H$8]*SIN([.$I$8]*[.A59]+[.$J$8]) + [.$H$9]*SIN([.$I$9]*[.A59]+[.$J$9])" office:value-type="float" office:value="5.78429081185662" calcext:value-type="float">
            <text:p>5.78429081185662</text:p>
          </table:table-cell>
          <table:table-cell office:value-type="float" office:value="0.422018181131814" calcext:value-type="float">
            <text:p>0.42201818113181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60]+[.D60]+[.E60]" office:value-type="float" office:value="46.3053949161594" calcext:value-type="float">
            <text:p>46.3053949161594</text:p>
          </table:table-cell>
          <table:table-cell table:formula="of:=[.$H$2]*[.A60]+[.$I$2]" office:value-type="float" office:value="41.62" calcext:value-type="float">
            <text:p>41.62</text:p>
          </table:table-cell>
          <table:table-cell table:formula="of:= [.$H$5]*SIN([.$I$5]*[.A60]+[.$J$5]) + [.$H$6]*SIN([.$I$6]*[.A60]+[.$J$6]) + [.$H$7]*SIN([.$I$7]*[.A60]+[.$J$7]) + [.$H$8]*SIN([.$I$8]*[.A60]+[.$J$8]) + [.$H$9]*SIN([.$I$9]*[.A60]+[.$J$9])" office:value-type="float" office:value="3.80039185932306" calcext:value-type="float">
            <text:p>3.80039185932306</text:p>
          </table:table-cell>
          <table:table-cell office:value-type="float" office:value="0.885003056836363" calcext:value-type="float">
            <text:p>0.88500305683636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1]+[.D61]+[.E61]" office:value-type="float" office:value="44.755029469681" calcext:value-type="float">
            <text:p>44.755029469681</text:p>
          </table:table-cell>
          <table:table-cell table:formula="of:=[.$H$2]*[.A61]+[.$I$2]" office:value-type="float" office:value="42.01" calcext:value-type="float">
            <text:p>42.01</text:p>
          </table:table-cell>
          <table:table-cell table:formula="of:= [.$H$5]*SIN([.$I$5]*[.A61]+[.$J$5]) + [.$H$6]*SIN([.$I$6]*[.A61]+[.$J$6]) + [.$H$7]*SIN([.$I$7]*[.A61]+[.$J$7]) + [.$H$8]*SIN([.$I$8]*[.A61]+[.$J$8]) + [.$H$9]*SIN([.$I$9]*[.A61]+[.$J$9])" office:value-type="float" office:value="2.66178291140545" calcext:value-type="float">
            <text:p>2.66178291140545</text:p>
          </table:table-cell>
          <table:table-cell office:value-type="float" office:value="0.083246558275575" calcext:value-type="float">
            <text:p>0.08324655827557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62]+[.D62]+[.E62]" office:value-type="float" office:value="45.9228470793765" calcext:value-type="float">
            <text:p>45.9228470793765</text:p>
          </table:table-cell>
          <table:table-cell table:formula="of:=[.$H$2]*[.A62]+[.$I$2]" office:value-type="float" office:value="42.4" calcext:value-type="float">
            <text:p>42.4</text:p>
          </table:table-cell>
          <table:table-cell table:formula="of:= [.$H$5]*SIN([.$I$5]*[.A62]+[.$J$5]) + [.$H$6]*SIN([.$I$6]*[.A62]+[.$J$6]) + [.$H$7]*SIN([.$I$7]*[.A62]+[.$J$7]) + [.$H$8]*SIN([.$I$8]*[.A62]+[.$J$8]) + [.$H$9]*SIN([.$I$9]*[.A62]+[.$J$9])" office:value-type="float" office:value="3.012870732953" calcext:value-type="float">
            <text:p>3.012870732953</text:p>
          </table:table-cell>
          <table:table-cell office:value-type="float" office:value="0.509976346423485" calcext:value-type="float">
            <text:p>0.50997634642348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63]+[.D63]+[.E63]" office:value-type="float" office:value="47.8211113204079" calcext:value-type="float">
            <text:p>47.8211113204079</text:p>
          </table:table-cell>
          <table:table-cell table:formula="of:=[.$H$2]*[.A63]+[.$I$2]" office:value-type="float" office:value="42.79" calcext:value-type="float">
            <text:p>42.79</text:p>
          </table:table-cell>
          <table:table-cell table:formula="of:= [.$H$5]*SIN([.$I$5]*[.A63]+[.$J$5]) + [.$H$6]*SIN([.$I$6]*[.A63]+[.$J$6]) + [.$H$7]*SIN([.$I$7]*[.A63]+[.$J$7]) + [.$H$8]*SIN([.$I$8]*[.A63]+[.$J$8]) + [.$H$9]*SIN([.$I$9]*[.A63]+[.$J$9])" office:value-type="float" office:value="4.88889534009583" calcext:value-type="float">
            <text:p>4.88889534009583</text:p>
          </table:table-cell>
          <table:table-cell office:value-type="float" office:value="0.142215980312085" calcext:value-type="float">
            <text:p>0.14221598031208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64]+[.D64]+[.E64]" office:value-type="float" office:value="51.0948470022789" calcext:value-type="float">
            <text:p>51.0948470022789</text:p>
          </table:table-cell>
          <table:table-cell table:formula="of:=[.$H$2]*[.A64]+[.$I$2]" office:value-type="float" office:value="43.18" calcext:value-type="float">
            <text:p>43.18</text:p>
          </table:table-cell>
          <table:table-cell table:formula="of:= [.$H$5]*SIN([.$I$5]*[.A64]+[.$J$5]) + [.$H$6]*SIN([.$I$6]*[.A64]+[.$J$6]) + [.$H$7]*SIN([.$I$7]*[.A64]+[.$J$7]) + [.$H$8]*SIN([.$I$8]*[.A64]+[.$J$8]) + [.$H$9]*SIN([.$I$9]*[.A64]+[.$J$9])" office:value-type="float" office:value="7.69330003015119" calcext:value-type="float">
            <text:p>7.69330003015119</text:p>
          </table:table-cell>
          <table:table-cell office:value-type="float" office:value="0.221546972127695" calcext:value-type="float">
            <text:p>0.22154697212769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5]+[.D65]+[.E65]" office:value-type="float" office:value="54.9982006417421" calcext:value-type="float">
            <text:p>54.9982006417421</text:p>
          </table:table-cell>
          <table:table-cell table:formula="of:=[.$H$2]*[.A65]+[.$I$2]" office:value-type="float" office:value="43.57" calcext:value-type="float">
            <text:p>43.57</text:p>
          </table:table-cell>
          <table:table-cell table:formula="of:= [.$H$5]*SIN([.$I$5]*[.A65]+[.$J$5]) + [.$H$6]*SIN([.$I$6]*[.A65]+[.$J$6]) + [.$H$7]*SIN([.$I$7]*[.A65]+[.$J$7]) + [.$H$8]*SIN([.$I$8]*[.A65]+[.$J$8]) + [.$H$9]*SIN([.$I$9]*[.A65]+[.$J$9])" office:value-type="float" office:value="10.4696280039453" calcext:value-type="float">
            <text:p>10.4696280039453</text:p>
          </table:table-cell>
          <table:table-cell office:value-type="float" office:value="0.958572637796786" calcext:value-type="float">
            <text:p>0.95857263779678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6]+[.D66]+[.E66]" office:value-type="float" office:value="57.1815911312998" calcext:value-type="float">
            <text:p>57.1815911312998</text:p>
          </table:table-cell>
          <table:table-cell table:formula="of:=[.$H$2]*[.A66]+[.$I$2]" office:value-type="float" office:value="43.96" calcext:value-type="float">
            <text:p>43.96</text:p>
          </table:table-cell>
          <table:table-cell table:formula="of:= [.$H$5]*SIN([.$I$5]*[.A66]+[.$J$5]) + [.$H$6]*SIN([.$I$6]*[.A66]+[.$J$6]) + [.$H$7]*SIN([.$I$7]*[.A66]+[.$J$7]) + [.$H$8]*SIN([.$I$8]*[.A66]+[.$J$8]) + [.$H$9]*SIN([.$I$9]*[.A66]+[.$J$9])" office:value-type="float" office:value="12.3403694602483" calcext:value-type="float">
            <text:p>12.3403694602483</text:p>
          </table:table-cell>
          <table:table-cell office:value-type="float" office:value="0.881221671051523" calcext:value-type="float">
            <text:p>0.88122167105152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67]+[.D67]+[.E67]" office:value-type="float" office:value="58.0049882567639" calcext:value-type="float">
            <text:p>58.0049882567639</text:p>
          </table:table-cell>
          <table:table-cell table:formula="of:=[.$H$2]*[.A67]+[.$I$2]" office:value-type="float" office:value="44.35" calcext:value-type="float">
            <text:p>44.35</text:p>
          </table:table-cell>
          <table:table-cell table:formula="of:= [.$H$5]*SIN([.$I$5]*[.A67]+[.$J$5]) + [.$H$6]*SIN([.$I$6]*[.A67]+[.$J$6]) + [.$H$7]*SIN([.$I$7]*[.A67]+[.$J$7]) + [.$H$8]*SIN([.$I$8]*[.A67]+[.$J$8]) + [.$H$9]*SIN([.$I$9]*[.A67]+[.$J$9])" office:value-type="float" office:value="12.9067433503173" calcext:value-type="float">
            <text:p>12.9067433503173</text:p>
          </table:table-cell>
          <table:table-cell office:value-type="float" office:value="0.748244906446595" calcext:value-type="float">
            <text:p>0.74824490644659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68]+[.D68]+[.E68]" office:value-type="float" office:value="57.6346867703388" calcext:value-type="float">
            <text:p>57.6346867703388</text:p>
          </table:table-cell>
          <table:table-cell table:formula="of:=[.$H$2]*[.A68]+[.$I$2]" office:value-type="float" office:value="44.74" calcext:value-type="float">
            <text:p>44.74</text:p>
          </table:table-cell>
          <table:table-cell table:formula="of:= [.$H$5]*SIN([.$I$5]*[.A68]+[.$J$5]) + [.$H$6]*SIN([.$I$6]*[.A68]+[.$J$6]) + [.$H$7]*SIN([.$I$7]*[.A68]+[.$J$7]) + [.$H$8]*SIN([.$I$8]*[.A68]+[.$J$8]) + [.$H$9]*SIN([.$I$9]*[.A68]+[.$J$9])" office:value-type="float" office:value="12.4218371400314" calcext:value-type="float">
            <text:p>12.4218371400314</text:p>
          </table:table-cell>
          <table:table-cell office:value-type="float" office:value="0.472849630307415" calcext:value-type="float">
            <text:p>0.47284963030741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69]+[.D69]+[.E69]" office:value-type="float" office:value="56.8874406698257" calcext:value-type="float">
            <text:p>56.8874406698257</text:p>
          </table:table-cell>
          <table:table-cell table:formula="of:=[.$H$2]*[.A69]+[.$I$2]" office:value-type="float" office:value="45.13" calcext:value-type="float">
            <text:p>45.13</text:p>
          </table:table-cell>
          <table:table-cell table:formula="of:= [.$H$5]*SIN([.$I$5]*[.A69]+[.$J$5]) + [.$H$6]*SIN([.$I$6]*[.A69]+[.$J$6]) + [.$H$7]*SIN([.$I$7]*[.A69]+[.$J$7]) + [.$H$8]*SIN([.$I$8]*[.A69]+[.$J$8]) + [.$H$9]*SIN([.$I$9]*[.A69]+[.$J$9])" office:value-type="float" office:value="11.6561713564405" calcext:value-type="float">
            <text:p>11.6561713564405</text:p>
          </table:table-cell>
          <table:table-cell office:value-type="float" office:value="0.101269313385127" calcext:value-type="float">
            <text:p>0.10126931338512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70]+[.D70]+[.E70]" office:value-type="float" office:value="57.970850365636" calcext:value-type="float">
            <text:p>57.970850365636</text:p>
          </table:table-cell>
          <table:table-cell table:formula="of:=[.$H$2]*[.A70]+[.$I$2]" office:value-type="float" office:value="45.52" calcext:value-type="float">
            <text:p>45.52</text:p>
          </table:table-cell>
          <table:table-cell table:formula="of:= [.$H$5]*SIN([.$I$5]*[.A70]+[.$J$5]) + [.$H$6]*SIN([.$I$6]*[.A70]+[.$J$6]) + [.$H$7]*SIN([.$I$7]*[.A70]+[.$J$7]) + [.$H$8]*SIN([.$I$8]*[.A70]+[.$J$8]) + [.$H$9]*SIN([.$I$9]*[.A70]+[.$J$9])" office:value-type="float" office:value="11.5194455407216" calcext:value-type="float">
            <text:p>11.5194455407216</text:p>
          </table:table-cell>
          <table:table-cell office:value-type="float" office:value="0.931404824914415" calcext:value-type="float">
            <text:p>0.93140482491441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71]+[.D71]+[.E71]" office:value-type="float" office:value="59.2028346606582" calcext:value-type="float">
            <text:p>59.2028346606582</text:p>
          </table:table-cell>
          <table:table-cell table:formula="of:=[.$H$2]*[.A71]+[.$I$2]" office:value-type="float" office:value="45.91" calcext:value-type="float">
            <text:p>45.91</text:p>
          </table:table-cell>
          <table:table-cell table:formula="of:= [.$H$5]*SIN([.$I$5]*[.A71]+[.$J$5]) + [.$H$6]*SIN([.$I$6]*[.A71]+[.$J$6]) + [.$H$7]*SIN([.$I$7]*[.A71]+[.$J$7]) + [.$H$8]*SIN([.$I$8]*[.A71]+[.$J$8]) + [.$H$9]*SIN([.$I$9]*[.A71]+[.$J$9])" office:value-type="float" office:value="12.6169074502984" calcext:value-type="float">
            <text:p>12.6169074502984</text:p>
          </table:table-cell>
          <table:table-cell office:value-type="float" office:value="0.675927210359804" calcext:value-type="float">
            <text:p>0.67592721035980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2]+[.D72]+[.E72]" office:value-type="float" office:value="61.8049644764333" calcext:value-type="float">
            <text:p>61.8049644764333</text:p>
          </table:table-cell>
          <table:table-cell table:formula="of:=[.$H$2]*[.A72]+[.$I$2]" office:value-type="float" office:value="46.3" calcext:value-type="float">
            <text:p>46.3</text:p>
          </table:table-cell>
          <table:table-cell table:formula="of:= [.$H$5]*SIN([.$I$5]*[.A72]+[.$J$5]) + [.$H$6]*SIN([.$I$6]*[.A72]+[.$J$6]) + [.$H$7]*SIN([.$I$7]*[.A72]+[.$J$7]) + [.$H$8]*SIN([.$I$8]*[.A72]+[.$J$8]) + [.$H$9]*SIN([.$I$9]*[.A72]+[.$J$9])" office:value-type="float" office:value="14.9495292314663" calcext:value-type="float">
            <text:p>14.9495292314663</text:p>
          </table:table-cell>
          <table:table-cell office:value-type="float" office:value="0.555435244967038" calcext:value-type="float">
            <text:p>0.55543524496703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73]+[.D73]+[.E73]" office:value-type="float" office:value="65.4887944979289" calcext:value-type="float">
            <text:p>65.4887944979289</text:p>
          </table:table-cell>
          <table:table-cell table:formula="of:=[.$H$2]*[.A73]+[.$I$2]" office:value-type="float" office:value="46.69" calcext:value-type="float">
            <text:p>46.69</text:p>
          </table:table-cell>
          <table:table-cell table:formula="of:= [.$H$5]*SIN([.$I$5]*[.A73]+[.$J$5]) + [.$H$6]*SIN([.$I$6]*[.A73]+[.$J$6]) + [.$H$7]*SIN([.$I$7]*[.A73]+[.$J$7]) + [.$H$8]*SIN([.$I$8]*[.A73]+[.$J$8]) + [.$H$9]*SIN([.$I$9]*[.A73]+[.$J$9])" office:value-type="float" office:value="17.8995146633446" calcext:value-type="float">
            <text:p>17.8995146633446</text:p>
          </table:table-cell>
          <table:table-cell office:value-type="float" office:value="0.899279834584282" calcext:value-type="float">
            <text:p>0.89927983458428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74]+[.D74]+[.E74]" office:value-type="float" office:value="68.5205771037568" calcext:value-type="float">
            <text:p>68.5205771037568</text:p>
          </table:table-cell>
          <table:table-cell table:formula="of:=[.$H$2]*[.A74]+[.$I$2]" office:value-type="float" office:value="47.08" calcext:value-type="float">
            <text:p>47.08</text:p>
          </table:table-cell>
          <table:table-cell table:formula="of:= [.$H$5]*SIN([.$I$5]*[.A74]+[.$J$5]) + [.$H$6]*SIN([.$I$6]*[.A74]+[.$J$6]) + [.$H$7]*SIN([.$I$7]*[.A74]+[.$J$7]) + [.$H$8]*SIN([.$I$8]*[.A74]+[.$J$8]) + [.$H$9]*SIN([.$I$9]*[.A74]+[.$J$9])" office:value-type="float" office:value="20.5084227470957" calcext:value-type="float">
            <text:p>20.5084227470957</text:p>
          </table:table-cell>
          <table:table-cell office:value-type="float" office:value="0.932154356661074" calcext:value-type="float">
            <text:p>0.9321543566610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5]+[.D75]+[.E75]" office:value-type="float" office:value="69.483366681428" calcext:value-type="float">
            <text:p>69.483366681428</text:p>
          </table:table-cell>
          <table:table-cell table:formula="of:=[.$H$2]*[.A75]+[.$I$2]" office:value-type="float" office:value="47.47" calcext:value-type="float">
            <text:p>47.47</text:p>
          </table:table-cell>
          <table:table-cell table:formula="of:= [.$H$5]*SIN([.$I$5]*[.A75]+[.$J$5]) + [.$H$6]*SIN([.$I$6]*[.A75]+[.$J$6]) + [.$H$7]*SIN([.$I$7]*[.A75]+[.$J$7]) + [.$H$8]*SIN([.$I$8]*[.A75]+[.$J$8]) + [.$H$9]*SIN([.$I$9]*[.A75]+[.$J$9])" office:value-type="float" office:value="21.9175110688476" calcext:value-type="float">
            <text:p>21.9175110688476</text:p>
          </table:table-cell>
          <table:table-cell office:value-type="float" office:value="0.095855612580333" calcext:value-type="float">
            <text:p>0.09585561258033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76]+[.D76]+[.E76]" office:value-type="float" office:value="70.2831138640604" calcext:value-type="float">
            <text:p>70.2831138640604</text:p>
          </table:table-cell>
          <table:table-cell table:formula="of:=[.$H$2]*[.A76]+[.$I$2]" office:value-type="float" office:value="47.86" calcext:value-type="float">
            <text:p>47.86</text:p>
          </table:table-cell>
          <table:table-cell table:formula="of:= [.$H$5]*SIN([.$I$5]*[.A76]+[.$J$5]) + [.$H$6]*SIN([.$I$6]*[.A76]+[.$J$6]) + [.$H$7]*SIN([.$I$7]*[.A76]+[.$J$7]) + [.$H$8]*SIN([.$I$8]*[.A76]+[.$J$8]) + [.$H$9]*SIN([.$I$9]*[.A76]+[.$J$9])" office:value-type="float" office:value="21.7635335912158" calcext:value-type="float">
            <text:p>21.7635335912158</text:p>
          </table:table-cell>
          <table:table-cell office:value-type="float" office:value="0.659580272844617" calcext:value-type="float">
            <text:p>0.65958027284461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77]+[.D77]+[.E77]" office:value-type="float" office:value="68.825348503376" calcext:value-type="float">
            <text:p>68.825348503376</text:p>
          </table:table-cell>
          <table:table-cell table:formula="of:=[.$H$2]*[.A77]+[.$I$2]" office:value-type="float" office:value="48.25" calcext:value-type="float">
            <text:p>48.25</text:p>
          </table:table-cell>
          <table:table-cell table:formula="of:= [.$H$5]*SIN([.$I$5]*[.A77]+[.$J$5]) + [.$H$6]*SIN([.$I$6]*[.A77]+[.$J$6]) + [.$H$7]*SIN([.$I$7]*[.A77]+[.$J$7]) + [.$H$8]*SIN([.$I$8]*[.A77]+[.$J$8]) + [.$H$9]*SIN([.$I$9]*[.A77]+[.$J$9])" office:value-type="float" office:value="20.3440919407437" calcext:value-type="float">
            <text:p>20.3440919407437</text:p>
          </table:table-cell>
          <table:table-cell office:value-type="float" office:value="0.231256562632328" calcext:value-type="float">
            <text:p>0.23125656263232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78]+[.D78]+[.E78]" office:value-type="float" office:value="67.4706323867719" calcext:value-type="float">
            <text:p>67.4706323867719</text:p>
          </table:table-cell>
          <table:table-cell table:formula="of:=[.$H$2]*[.A78]+[.$I$2]" office:value-type="float" office:value="48.64" calcext:value-type="float">
            <text:p>48.64</text:p>
          </table:table-cell>
          <table:table-cell table:formula="of:= [.$H$5]*SIN([.$I$5]*[.A78]+[.$J$5]) + [.$H$6]*SIN([.$I$6]*[.A78]+[.$J$6]) + [.$H$7]*SIN([.$I$7]*[.A78]+[.$J$7]) + [.$H$8]*SIN([.$I$8]*[.A78]+[.$J$8]) + [.$H$9]*SIN([.$I$9]*[.A78]+[.$J$9])" office:value-type="float" office:value="18.4749271068156" calcext:value-type="float">
            <text:p>18.4749271068156</text:p>
          </table:table-cell>
          <table:table-cell office:value-type="float" office:value="0.355705279956287" calcext:value-type="float">
            <text:p>0.35570527995628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79]+[.D79]+[.E79]" office:value-type="float" office:value="66.6787962540932" calcext:value-type="float">
            <text:p>66.6787962540932</text:p>
          </table:table-cell>
          <table:table-cell table:formula="of:=[.$H$2]*[.A79]+[.$I$2]" office:value-type="float" office:value="49.03" calcext:value-type="float">
            <text:p>49.03</text:p>
          </table:table-cell>
          <table:table-cell table:formula="of:= [.$H$5]*SIN([.$I$5]*[.A79]+[.$J$5]) + [.$H$6]*SIN([.$I$6]*[.A79]+[.$J$6]) + [.$H$7]*SIN([.$I$7]*[.A79]+[.$J$7]) + [.$H$8]*SIN([.$I$8]*[.A79]+[.$J$8]) + [.$H$9]*SIN([.$I$9]*[.A79]+[.$J$9])" office:value-type="float" office:value="17.1063237040544" calcext:value-type="float">
            <text:p>17.1063237040544</text:p>
          </table:table-cell>
          <table:table-cell office:value-type="float" office:value="0.542472550038826" calcext:value-type="float">
            <text:p>0.54247255003882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80]+[.D80]+[.E80]" office:value-type="float" office:value="66.6256188558735" calcext:value-type="float">
            <text:p>66.6256188558735</text:p>
          </table:table-cell>
          <table:table-cell table:formula="of:=[.$H$2]*[.A80]+[.$I$2]" office:value-type="float" office:value="49.42" calcext:value-type="float">
            <text:p>49.42</text:p>
          </table:table-cell>
          <table:table-cell table:formula="of:= [.$H$5]*SIN([.$I$5]*[.A80]+[.$J$5]) + [.$H$6]*SIN([.$I$6]*[.A80]+[.$J$6]) + [.$H$7]*SIN([.$I$7]*[.A80]+[.$J$7]) + [.$H$8]*SIN([.$I$8]*[.A80]+[.$J$8]) + [.$H$9]*SIN([.$I$9]*[.A80]+[.$J$9])" office:value-type="float" office:value="16.8789904227472" calcext:value-type="float">
            <text:p>16.8789904227472</text:p>
          </table:table-cell>
          <table:table-cell office:value-type="float" office:value="0.326628433126272" calcext:value-type="float">
            <text:p>0.32662843312627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81]+[.D81]+[.E81]" office:value-type="float" office:value="68.2005826525266" calcext:value-type="float">
            <text:p>68.2005826525266</text:p>
          </table:table-cell>
          <table:table-cell table:formula="of:=[.$H$2]*[.A81]+[.$I$2]" office:value-type="float" office:value="49.81" calcext:value-type="float">
            <text:p>49.81</text:p>
          </table:table-cell>
          <table:table-cell table:formula="of:= [.$H$5]*SIN([.$I$5]*[.A81]+[.$J$5]) + [.$H$6]*SIN([.$I$6]*[.A81]+[.$J$6]) + [.$H$7]*SIN([.$I$7]*[.A81]+[.$J$7]) + [.$H$8]*SIN([.$I$8]*[.A81]+[.$J$8]) + [.$H$9]*SIN([.$I$9]*[.A81]+[.$J$9])" office:value-type="float" office:value="17.8281459465986" calcext:value-type="float">
            <text:p>17.8281459465986</text:p>
          </table:table-cell>
          <table:table-cell office:value-type="float" office:value="0.562436705928072" calcext:value-type="float">
            <text:p>0.56243670592807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82]+[.D82]+[.E82]" office:value-type="float" office:value="70.4567094460197" calcext:value-type="float">
            <text:p>70.4567094460197</text:p>
          </table:table-cell>
          <table:table-cell table:formula="of:=[.$H$2]*[.A82]+[.$I$2]" office:value-type="float" office:value="50.2" calcext:value-type="float">
            <text:p>50.2</text:p>
          </table:table-cell>
          <table:table-cell table:formula="of:= [.$H$5]*SIN([.$I$5]*[.A82]+[.$J$5]) + [.$H$6]*SIN([.$I$6]*[.A82]+[.$J$6]) + [.$H$7]*SIN([.$I$7]*[.A82]+[.$J$7]) + [.$H$8]*SIN([.$I$8]*[.A82]+[.$J$8]) + [.$H$9]*SIN([.$I$9]*[.A82]+[.$J$9])" office:value-type="float" office:value="19.3747422333929" calcext:value-type="float">
            <text:p>19.3747422333929</text:p>
          </table:table-cell>
          <table:table-cell office:value-type="float" office:value="0.88196721262677" calcext:value-type="float">
            <text:p>0.8819672126267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83]+[.D83]+[.E83]" office:value-type="float" office:value="71.3132989330125" calcext:value-type="float">
            <text:p>71.3132989330125</text:p>
          </table:table-cell>
          <table:table-cell table:formula="of:=[.$H$2]*[.A83]+[.$I$2]" office:value-type="float" office:value="50.59" calcext:value-type="float">
            <text:p>50.59</text:p>
          </table:table-cell>
          <table:table-cell table:formula="of:= [.$H$5]*SIN([.$I$5]*[.A83]+[.$J$5]) + [.$H$6]*SIN([.$I$6]*[.A83]+[.$J$6]) + [.$H$7]*SIN([.$I$7]*[.A83]+[.$J$7]) + [.$H$8]*SIN([.$I$8]*[.A83]+[.$J$8]) + [.$H$9]*SIN([.$I$9]*[.A83]+[.$J$9])" office:value-type="float" office:value="20.6076268184077" calcext:value-type="float">
            <text:p>20.6076268184077</text:p>
          </table:table-cell>
          <table:table-cell office:value-type="float" office:value="0.115672114604731" calcext:value-type="float">
            <text:p>0.11567211460473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84]+[.D84]+[.E84]" office:value-type="float" office:value="71.8354876007027" calcext:value-type="float">
            <text:p>71.8354876007027</text:p>
          </table:table-cell>
          <table:table-cell table:formula="of:=[.$H$2]*[.A84]+[.$I$2]" office:value-type="float" office:value="50.98" calcext:value-type="float">
            <text:p>50.98</text:p>
          </table:table-cell>
          <table:table-cell table:formula="of:= [.$H$5]*SIN([.$I$5]*[.A84]+[.$J$5]) + [.$H$6]*SIN([.$I$6]*[.A84]+[.$J$6]) + [.$H$7]*SIN([.$I$7]*[.A84]+[.$J$7]) + [.$H$8]*SIN([.$I$8]*[.A84]+[.$J$8]) + [.$H$9]*SIN([.$I$9]*[.A84]+[.$J$9])" office:value-type="float" office:value="20.7235396347404" calcext:value-type="float">
            <text:p>20.7235396347404</text:p>
          </table:table-cell>
          <table:table-cell office:value-type="float" office:value="0.131947965962243" calcext:value-type="float">
            <text:p>0.13194796596224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5]+[.D85]+[.E85]" office:value-type="float" office:value="71.5066870458576" calcext:value-type="float">
            <text:p>71.5066870458576</text:p>
          </table:table-cell>
          <table:table-cell table:formula="of:=[.$H$2]*[.A85]+[.$I$2]" office:value-type="float" office:value="51.37" calcext:value-type="float">
            <text:p>51.37</text:p>
          </table:table-cell>
          <table:table-cell table:formula="of:= [.$H$5]*SIN([.$I$5]*[.A85]+[.$J$5]) + [.$H$6]*SIN([.$I$6]*[.A85]+[.$J$6]) + [.$H$7]*SIN([.$I$7]*[.A85]+[.$J$7]) + [.$H$8]*SIN([.$I$8]*[.A85]+[.$J$8]) + [.$H$9]*SIN([.$I$9]*[.A85]+[.$J$9])" office:value-type="float" office:value="19.4175494830657" calcext:value-type="float">
            <text:p>19.4175494830657</text:p>
          </table:table-cell>
          <table:table-cell office:value-type="float" office:value="0.719137562791911" calcext:value-type="float">
            <text:p>0.71913756279191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6]+[.D86]+[.E86]" office:value-type="float" office:value="69.6541590995876" calcext:value-type="float">
            <text:p>69.6541590995876</text:p>
          </table:table-cell>
          <table:table-cell table:formula="of:=[.$H$2]*[.A86]+[.$I$2]" office:value-type="float" office:value="51.76" calcext:value-type="float">
            <text:p>51.76</text:p>
          </table:table-cell>
          <table:table-cell table:formula="of:= [.$H$5]*SIN([.$I$5]*[.A86]+[.$J$5]) + [.$H$6]*SIN([.$I$6]*[.A86]+[.$J$6]) + [.$H$7]*SIN([.$I$7]*[.A86]+[.$J$7]) + [.$H$8]*SIN([.$I$8]*[.A86]+[.$J$8]) + [.$H$9]*SIN([.$I$9]*[.A86]+[.$J$9])" office:value-type="float" office:value="17.0398027384938" calcext:value-type="float">
            <text:p>17.0398027384938</text:p>
          </table:table-cell>
          <table:table-cell office:value-type="float" office:value="0.854356361093824" calcext:value-type="float">
            <text:p>0.85435636109382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87]+[.D87]+[.E87]" office:value-type="float" office:value="67.4974390969556" calcext:value-type="float">
            <text:p>67.4974390969556</text:p>
          </table:table-cell>
          <table:table-cell table:formula="of:=[.$H$2]*[.A87]+[.$I$2]" office:value-type="float" office:value="52.15" calcext:value-type="float">
            <text:p>52.15</text:p>
          </table:table-cell>
          <table:table-cell table:formula="of:= [.$H$5]*SIN([.$I$5]*[.A87]+[.$J$5]) + [.$H$6]*SIN([.$I$6]*[.A87]+[.$J$6]) + [.$H$7]*SIN([.$I$7]*[.A87]+[.$J$7]) + [.$H$8]*SIN([.$I$8]*[.A87]+[.$J$8]) + [.$H$9]*SIN([.$I$9]*[.A87]+[.$J$9])" office:value-type="float" office:value="14.4443405957539" calcext:value-type="float">
            <text:p>14.4443405957539</text:p>
          </table:table-cell>
          <table:table-cell office:value-type="float" office:value="0.903098501201652" calcext:value-type="float">
            <text:p>0.90309850120165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88]+[.D88]+[.E88]" office:value-type="float" office:value="65.785359487649" calcext:value-type="float">
            <text:p>65.785359487649</text:p>
          </table:table-cell>
          <table:table-cell table:formula="of:=[.$H$2]*[.A88]+[.$I$2]" office:value-type="float" office:value="52.54" calcext:value-type="float">
            <text:p>52.54</text:p>
          </table:table-cell>
          <table:table-cell table:formula="of:= [.$H$5]*SIN([.$I$5]*[.A88]+[.$J$5]) + [.$H$6]*SIN([.$I$6]*[.A88]+[.$J$6]) + [.$H$7]*SIN([.$I$7]*[.A88]+[.$J$7]) + [.$H$8]*SIN([.$I$8]*[.A88]+[.$J$8]) + [.$H$9]*SIN([.$I$9]*[.A88]+[.$J$9])" office:value-type="float" office:value="12.6005619286405" calcext:value-type="float">
            <text:p>12.6005619286405</text:p>
          </table:table-cell>
          <table:table-cell office:value-type="float" office:value="0.644797559008513" calcext:value-type="float">
            <text:p>0.64479755900851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89]+[.D89]+[.E89]" office:value-type="float" office:value="65.239521591755" calcext:value-type="float">
            <text:p>65.239521591755</text:p>
          </table:table-cell>
          <table:table-cell table:formula="of:=[.$H$2]*[.A89]+[.$I$2]" office:value-type="float" office:value="52.93" calcext:value-type="float">
            <text:p>52.93</text:p>
          </table:table-cell>
          <table:table-cell table:formula="of:= [.$H$5]*SIN([.$I$5]*[.A89]+[.$J$5]) + [.$H$6]*SIN([.$I$6]*[.A89]+[.$J$6]) + [.$H$7]*SIN([.$I$7]*[.A89]+[.$J$7]) + [.$H$8]*SIN([.$I$8]*[.A89]+[.$J$8]) + [.$H$9]*SIN([.$I$9]*[.A89]+[.$J$9])" office:value-type="float" office:value="12.1495553435804" calcext:value-type="float">
            <text:p>12.1495553435804</text:p>
          </table:table-cell>
          <table:table-cell office:value-type="float" office:value="0.159966248174521" calcext:value-type="float">
            <text:p>0.15996624817452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90]+[.D90]+[.E90]" office:value-type="float" office:value="67.0170127980635" calcext:value-type="float">
            <text:p>67.0170127980635</text:p>
          </table:table-cell>
          <table:table-cell table:formula="of:=[.$H$2]*[.A90]+[.$I$2]" office:value-type="float" office:value="53.32" calcext:value-type="float">
            <text:p>53.32</text:p>
          </table:table-cell>
          <table:table-cell table:formula="of:= [.$H$5]*SIN([.$I$5]*[.A90]+[.$J$5]) + [.$H$6]*SIN([.$I$6]*[.A90]+[.$J$6]) + [.$H$7]*SIN([.$I$7]*[.A90]+[.$J$7]) + [.$H$8]*SIN([.$I$8]*[.A90]+[.$J$8]) + [.$H$9]*SIN([.$I$9]*[.A90]+[.$J$9])" office:value-type="float" office:value="13.1134865923232" calcext:value-type="float">
            <text:p>13.1134865923232</text:p>
          </table:table-cell>
          <table:table-cell office:value-type="float" office:value="0.583526205740268" calcext:value-type="float">
            <text:p>0.58352620574026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91]+[.D91]+[.E91]" office:value-type="float" office:value="69.3297404861783" calcext:value-type="float">
            <text:p>69.3297404861783</text:p>
          </table:table-cell>
          <table:table-cell table:formula="of:=[.$H$2]*[.A91]+[.$I$2]" office:value-type="float" office:value="53.71" calcext:value-type="float">
            <text:p>53.71</text:p>
          </table:table-cell>
          <table:table-cell table:formula="of:= [.$H$5]*SIN([.$I$5]*[.A91]+[.$J$5]) + [.$H$6]*SIN([.$I$6]*[.A91]+[.$J$6]) + [.$H$7]*SIN([.$I$7]*[.A91]+[.$J$7]) + [.$H$8]*SIN([.$I$8]*[.A91]+[.$J$8]) + [.$H$9]*SIN([.$I$9]*[.A91]+[.$J$9])" office:value-type="float" office:value="14.8942943389922" calcext:value-type="float">
            <text:p>14.8942943389922</text:p>
          </table:table-cell>
          <table:table-cell office:value-type="float" office:value="0.725446147186069" calcext:value-type="float">
            <text:p>0.72544614718606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92]+[.D92]+[.E92]" office:value-type="float" office:value="71.5191382606262" calcext:value-type="float">
            <text:p>71.5191382606262</text:p>
          </table:table-cell>
          <table:table-cell table:formula="of:=[.$H$2]*[.A92]+[.$I$2]" office:value-type="float" office:value="54.1" calcext:value-type="float">
            <text:p>54.1</text:p>
          </table:table-cell>
          <table:table-cell table:formula="of:= [.$H$5]*SIN([.$I$5]*[.A92]+[.$J$5]) + [.$H$6]*SIN([.$I$6]*[.A92]+[.$J$6]) + [.$H$7]*SIN([.$I$7]*[.A92]+[.$J$7]) + [.$H$8]*SIN([.$I$8]*[.A92]+[.$J$8]) + [.$H$9]*SIN([.$I$9]*[.A92]+[.$J$9])" office:value-type="float" office:value="16.5619477893849" calcext:value-type="float">
            <text:p>16.5619477893849</text:p>
          </table:table-cell>
          <table:table-cell office:value-type="float" office:value="0.857190471241284" calcext:value-type="float">
            <text:p>0.85719047124128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93]+[.D93]+[.E93]" office:value-type="float" office:value="71.8196265652123" calcext:value-type="float">
            <text:p>71.8196265652123</text:p>
          </table:table-cell>
          <table:table-cell table:formula="of:=[.$H$2]*[.A93]+[.$I$2]" office:value-type="float" office:value="54.49" calcext:value-type="float">
            <text:p>54.49</text:p>
          </table:table-cell>
          <table:table-cell table:formula="of:= [.$H$5]*SIN([.$I$5]*[.A93]+[.$J$5]) + [.$H$6]*SIN([.$I$6]*[.A93]+[.$J$6]) + [.$H$7]*SIN([.$I$7]*[.A93]+[.$J$7]) + [.$H$8]*SIN([.$I$8]*[.A93]+[.$J$8]) + [.$H$9]*SIN([.$I$9]*[.A93]+[.$J$9])" office:value-type="float" office:value="17.2964141501662" calcext:value-type="float">
            <text:p>17.2964141501662</text:p>
          </table:table-cell>
          <table:table-cell office:value-type="float" office:value="0.033212415046149" calcext:value-type="float">
            <text:p>0.03321241504614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94]+[.D94]+[.E94]" office:value-type="float" office:value="72.1072927418552" calcext:value-type="float">
            <text:p>72.1072927418552</text:p>
          </table:table-cell>
          <table:table-cell table:formula="of:=[.$H$2]*[.A94]+[.$I$2]" office:value-type="float" office:value="54.88" calcext:value-type="float">
            <text:p>54.88</text:p>
          </table:table-cell>
          <table:table-cell table:formula="of:= [.$H$5]*SIN([.$I$5]*[.A94]+[.$J$5]) + [.$H$6]*SIN([.$I$6]*[.A94]+[.$J$6]) + [.$H$7]*SIN([.$I$7]*[.A94]+[.$J$7]) + [.$H$8]*SIN([.$I$8]*[.A94]+[.$J$8]) + [.$H$9]*SIN([.$I$9]*[.A94]+[.$J$9])" office:value-type="float" office:value="16.7752819598364" calcext:value-type="float">
            <text:p>16.7752819598364</text:p>
          </table:table-cell>
          <table:table-cell office:value-type="float" office:value="0.452010782018788" calcext:value-type="float">
            <text:p>0.45201078201878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95]+[.D95]+[.E95]" office:value-type="float" office:value="70.7951187385235" calcext:value-type="float">
            <text:p>70.7951187385235</text:p>
          </table:table-cell>
          <table:table-cell table:formula="of:=[.$H$2]*[.A95]+[.$I$2]" office:value-type="float" office:value="55.27" calcext:value-type="float">
            <text:p>55.27</text:p>
          </table:table-cell>
          <table:table-cell table:formula="of:= [.$H$5]*SIN([.$I$5]*[.A95]+[.$J$5]) + [.$H$6]*SIN([.$I$6]*[.A95]+[.$J$6]) + [.$H$7]*SIN([.$I$7]*[.A95]+[.$J$7]) + [.$H$8]*SIN([.$I$8]*[.A95]+[.$J$8]) + [.$H$9]*SIN([.$I$9]*[.A95]+[.$J$9])" office:value-type="float" office:value="15.3246424496807" calcext:value-type="float">
            <text:p>15.3246424496807</text:p>
          </table:table-cell>
          <table:table-cell office:value-type="float" office:value="0.200476288842834" calcext:value-type="float">
            <text:p>0.20047628884283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96]+[.D96]+[.E96]" office:value-type="float" office:value="69.6818149956024" calcext:value-type="float">
            <text:p>69.6818149956024</text:p>
          </table:table-cell>
          <table:table-cell table:formula="of:=[.$H$2]*[.A96]+[.$I$2]" office:value-type="float" office:value="55.66" calcext:value-type="float">
            <text:p>55.66</text:p>
          </table:table-cell>
          <table:table-cell table:formula="of:= [.$H$5]*SIN([.$I$5]*[.A96]+[.$J$5]) + [.$H$6]*SIN([.$I$6]*[.A96]+[.$J$6]) + [.$H$7]*SIN([.$I$7]*[.A96]+[.$J$7]) + [.$H$8]*SIN([.$I$8]*[.A96]+[.$J$8]) + [.$H$9]*SIN([.$I$9]*[.A96]+[.$J$9])" office:value-type="float" office:value="13.7622752589789" calcext:value-type="float">
            <text:p>13.7622752589789</text:p>
          </table:table-cell>
          <table:table-cell office:value-type="float" office:value="0.259539736623479" calcext:value-type="float">
            <text:p>0.259539736623479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97]+[.D97]+[.E97]" office:value-type="float" office:value="69.9427349310326" calcext:value-type="float">
            <text:p>69.9427349310326</text:p>
          </table:table-cell>
          <table:table-cell table:formula="of:=[.$H$2]*[.A97]+[.$I$2]" office:value-type="float" office:value="56.05" calcext:value-type="float">
            <text:p>56.05</text:p>
          </table:table-cell>
          <table:table-cell table:formula="of:= [.$H$5]*SIN([.$I$5]*[.A97]+[.$J$5]) + [.$H$6]*SIN([.$I$6]*[.A97]+[.$J$6]) + [.$H$7]*SIN([.$I$7]*[.A97]+[.$J$7]) + [.$H$8]*SIN([.$I$8]*[.A97]+[.$J$8]) + [.$H$9]*SIN([.$I$9]*[.A97]+[.$J$9])" office:value-type="float" office:value="13.0069994651276" calcext:value-type="float">
            <text:p>13.0069994651276</text:p>
          </table:table-cell>
          <table:table-cell office:value-type="float" office:value="0.885735465905033" calcext:value-type="float">
            <text:p>0.8857354659050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98]+[.D98]+[.E98]" office:value-type="float" office:value="70.4670965689824" calcext:value-type="float">
            <text:p>70.4670965689824</text:p>
          </table:table-cell>
          <table:table-cell table:formula="of:=[.$H$2]*[.A98]+[.$I$2]" office:value-type="float" office:value="56.44" calcext:value-type="float">
            <text:p>56.44</text:p>
          </table:table-cell>
          <table:table-cell table:formula="of:= [.$H$5]*SIN([.$I$5]*[.A98]+[.$J$5]) + [.$H$6]*SIN([.$I$6]*[.A98]+[.$J$6]) + [.$H$7]*SIN([.$I$7]*[.A98]+[.$J$7]) + [.$H$8]*SIN([.$I$8]*[.A98]+[.$J$8]) + [.$H$9]*SIN([.$I$9]*[.A98]+[.$J$9])" office:value-type="float" office:value="13.6381237674662" calcext:value-type="float">
            <text:p>13.6381237674662</text:p>
          </table:table-cell>
          <table:table-cell office:value-type="float" office:value="0.388972801516168" calcext:value-type="float">
            <text:p>0.38897280151616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99]+[.D99]+[.E99]" office:value-type="float" office:value="72.4643392103142" calcext:value-type="float">
            <text:p>72.4643392103142</text:p>
          </table:table-cell>
          <table:table-cell table:formula="of:=[.$H$2]*[.A99]+[.$I$2]" office:value-type="float" office:value="56.83" calcext:value-type="float">
            <text:p>56.83</text:p>
          </table:table-cell>
          <table:table-cell table:formula="of:= [.$H$5]*SIN([.$I$5]*[.A99]+[.$J$5]) + [.$H$6]*SIN([.$I$6]*[.A99]+[.$J$6]) + [.$H$7]*SIN([.$I$7]*[.A99]+[.$J$7]) + [.$H$8]*SIN([.$I$8]*[.A99]+[.$J$8]) + [.$H$9]*SIN([.$I$9]*[.A99]+[.$J$9])" office:value-type="float" office:value="15.612488282521" calcext:value-type="float">
            <text:p>15.612488282521</text:p>
          </table:table-cell>
          <table:table-cell office:value-type="float" office:value="0.021850927793128" calcext:value-type="float">
            <text:p>0.02185092779312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100]+[.D100]+[.E100]" office:value-type="float" office:value="76.0457816598532" calcext:value-type="float">
            <text:p>76.0457816598532</text:p>
          </table:table-cell>
          <table:table-cell table:formula="of:=[.$H$2]*[.A100]+[.$I$2]" office:value-type="float" office:value="57.22" calcext:value-type="float">
            <text:p>57.22</text:p>
          </table:table-cell>
          <table:table-cell table:formula="of:= [.$H$5]*SIN([.$I$5]*[.A100]+[.$J$5]) + [.$H$6]*SIN([.$I$6]*[.A100]+[.$J$6]) + [.$H$7]*SIN([.$I$7]*[.A100]+[.$J$7]) + [.$H$8]*SIN([.$I$8]*[.A100]+[.$J$8]) + [.$H$9]*SIN([.$I$9]*[.A100]+[.$J$9])" office:value-type="float" office:value="18.272551537141" calcext:value-type="float">
            <text:p>18.272551537141</text:p>
          </table:table-cell>
          <table:table-cell office:value-type="float" office:value="0.55323012271221" calcext:value-type="float">
            <text:p>0.5532301227122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101]+[.D101]+[.E101]" office:value-type="float" office:value="78.6999023548296" calcext:value-type="float">
            <text:p>78.6999023548296</text:p>
          </table:table-cell>
          <table:table-cell table:formula="of:=[.$H$2]*[.A101]+[.$I$2]" office:value-type="float" office:value="57.61" calcext:value-type="float">
            <text:p>57.61</text:p>
          </table:table-cell>
          <table:table-cell table:formula="of:= [.$H$5]*SIN([.$I$5]*[.A101]+[.$J$5]) + [.$H$6]*SIN([.$I$6]*[.A101]+[.$J$6]) + [.$H$7]*SIN([.$I$7]*[.A101]+[.$J$7]) + [.$H$8]*SIN([.$I$8]*[.A101]+[.$J$8]) + [.$H$9]*SIN([.$I$9]*[.A101]+[.$J$9])" office:value-type="float" office:value="20.6421586573585" calcext:value-type="float">
            <text:p>20.6421586573585</text:p>
          </table:table-cell>
          <table:table-cell office:value-type="float" office:value="0.447743697471055" calcext:value-type="float">
            <text:p>0.44774369747105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02]+[.D102]+[.E102]" office:value-type="float" office:value="80.3252329475717" calcext:value-type="float">
            <text:p>80.3252329475717</text:p>
          </table:table-cell>
          <table:table-cell table:formula="of:=[.$H$2]*[.A102]+[.$I$2]" office:value-type="float" office:value="58" calcext:value-type="float">
            <text:p>58</text:p>
          </table:table-cell>
          <table:table-cell table:formula="of:= [.$H$5]*SIN([.$I$5]*[.A102]+[.$J$5]) + [.$H$6]*SIN([.$I$6]*[.A102]+[.$J$6]) + [.$H$7]*SIN([.$I$7]*[.A102]+[.$J$7]) + [.$H$8]*SIN([.$I$8]*[.A102]+[.$J$8]) + [.$H$9]*SIN([.$I$9]*[.A102]+[.$J$9])" office:value-type="float" office:value="21.8713755115783" calcext:value-type="float">
            <text:p>21.8713755115783</text:p>
          </table:table-cell>
          <table:table-cell office:value-type="float" office:value="0.453857435993372" calcext:value-type="float">
            <text:p>0.453857435993372</text:p>
          </table:table-cell>
          <table:table-cell table:number-columns-repeated="5"/>
        </table:table-row>
      </table:table>
      <table:table table:name="Sheet2" table:style-name="ta1">
        <table:table-column table:style-name="co10" table:default-cell-style-name="Default"/>
        <table:table-column table:style-name="co10" table:default-cell-style-name="ce2"/>
        <table:table-column table:style-name="co10" table:default-cell-style-name="ce3"/>
        <table:table-column table:style-name="co10" table:default-cell-style-name="ce2"/>
        <table:table-column table:style-name="co10" table:default-cell-style-name="ce3"/>
        <table:table-column table:style-name="co10" table:default-cell-style-name="ce2"/>
        <table:table-column table:style-name="co10" table:default-cell-style-name="ce3"/>
        <table:table-column table:style-name="co10" table:default-cell-style-name="ce2"/>
        <table:table-column table:style-name="co10" table:default-cell-style-name="ce3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.205389463267" calcext:value-type="float">
            <text:p>26.205389463267</text:p>
          </table:table-cell>
          <table:table-cell office:value-type="float" office:value="26" calcext:value-type="float">
            <text:p>26</text:p>
          </table:table-cell>
          <table:table-cell office:value-type="float" office:value="42.8808465332894" calcext:value-type="float">
            <text:p>42.8808465332894</text:p>
          </table:table-cell>
          <table:table-cell office:value-type="float" office:value="52" calcext:value-type="float">
            <text:p>52</text:p>
          </table:table-cell>
          <table:table-cell office:value-type="float" office:value="45.8934014779845" calcext:value-type="float">
            <text:p>45.8934014779845</text:p>
          </table:table-cell>
          <table:table-cell office:value-type="float" office:value="78" calcext:value-type="float">
            <text:p>78</text:p>
          </table:table-cell>
          <table:table-cell office:value-type="float" office:value="66.6256188558735" calcext:value-type="float">
            <text:p>66.62561885587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.1506076832255" calcext:value-type="float">
            <text:p>29.1506076832255</text:p>
          </table:table-cell>
          <table:table-cell office:value-type="float" office:value="27" calcext:value-type="float">
            <text:p>27</text:p>
          </table:table-cell>
          <table:table-cell office:value-type="float" office:value="45.4493519379969" calcext:value-type="float">
            <text:p>45.4493519379969</text:p>
          </table:table-cell>
          <table:table-cell office:value-type="float" office:value="53" calcext:value-type="float">
            <text:p>53</text:p>
          </table:table-cell>
          <table:table-cell office:value-type="float" office:value="47.5927763904407" calcext:value-type="float">
            <text:p>47.5927763904407</text:p>
          </table:table-cell>
          <table:table-cell office:value-type="float" office:value="79" calcext:value-type="float">
            <text:p>79</text:p>
          </table:table-cell>
          <table:table-cell office:value-type="float" office:value="68.2005826525266" calcext:value-type="float">
            <text:p>68.20058265252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.0088374445176" calcext:value-type="float">
            <text:p>31.0088374445176</text:p>
          </table:table-cell>
          <table:table-cell office:value-type="float" office:value="28" calcext:value-type="float">
            <text:p>28</text:p>
          </table:table-cell>
          <table:table-cell office:value-type="float" office:value="47.5690289308302" calcext:value-type="float">
            <text:p>47.5690289308302</text:p>
          </table:table-cell>
          <table:table-cell office:value-type="float" office:value="54" calcext:value-type="float">
            <text:p>54</text:p>
          </table:table-cell>
          <table:table-cell office:value-type="float" office:value="49.4148749231304" calcext:value-type="float">
            <text:p>49.4148749231304</text:p>
          </table:table-cell>
          <table:table-cell office:value-type="float" office:value="80" calcext:value-type="float">
            <text:p>80</text:p>
          </table:table-cell>
          <table:table-cell office:value-type="float" office:value="70.4567094460197" calcext:value-type="float">
            <text:p>70.456709446019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.0368962563897" calcext:value-type="float">
            <text:p>32.0368962563897</text:p>
          </table:table-cell>
          <table:table-cell office:value-type="float" office:value="29" calcext:value-type="float">
            <text:p>29</text:p>
          </table:table-cell>
          <table:table-cell office:value-type="float" office:value="47.821783460411" calcext:value-type="float">
            <text:p>47.821783460411</text:p>
          </table:table-cell>
          <table:table-cell office:value-type="float" office:value="55" calcext:value-type="float">
            <text:p>55</text:p>
          </table:table-cell>
          <table:table-cell office:value-type="float" office:value="50.0779079700188" calcext:value-type="float">
            <text:p>50.0779079700188</text:p>
          </table:table-cell>
          <table:table-cell office:value-type="float" office:value="81" calcext:value-type="float">
            <text:p>81</text:p>
          </table:table-cell>
          <table:table-cell office:value-type="float" office:value="71.3132989330125" calcext:value-type="float">
            <text:p>71.31329893301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.5897741725473" calcext:value-type="float">
            <text:p>31.5897741725473</text:p>
          </table:table-cell>
          <table:table-cell office:value-type="float" office:value="30" calcext:value-type="float">
            <text:p>30</text:p>
          </table:table-cell>
          <table:table-cell office:value-type="float" office:value="46.8950167603092" calcext:value-type="float">
            <text:p>46.8950167603092</text:p>
          </table:table-cell>
          <table:table-cell office:value-type="float" office:value="56" calcext:value-type="float">
            <text:p>56</text:p>
          </table:table-cell>
          <table:table-cell office:value-type="float" office:value="48.9614295134658" calcext:value-type="float">
            <text:p>48.9614295134658</text:p>
          </table:table-cell>
          <table:table-cell office:value-type="float" office:value="82" calcext:value-type="float">
            <text:p>82</text:p>
          </table:table-cell>
          <table:table-cell office:value-type="float" office:value="71.8354876007027" calcext:value-type="float">
            <text:p>71.83548760070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.9712840944017" calcext:value-type="float">
            <text:p>31.9712840944017</text:p>
          </table:table-cell>
          <table:table-cell office:value-type="float" office:value="31" calcext:value-type="float">
            <text:p>31</text:p>
          </table:table-cell>
          <table:table-cell office:value-type="float" office:value="46.1825596162513" calcext:value-type="float">
            <text:p>46.1825596162513</text:p>
          </table:table-cell>
          <table:table-cell office:value-type="float" office:value="57" calcext:value-type="float">
            <text:p>57</text:p>
          </table:table-cell>
          <table:table-cell office:value-type="float" office:value="47.4363089929884" calcext:value-type="float">
            <text:p>47.4363089929884</text:p>
          </table:table-cell>
          <table:table-cell office:value-type="float" office:value="83" calcext:value-type="float">
            <text:p>83</text:p>
          </table:table-cell>
          <table:table-cell office:value-type="float" office:value="71.5066870458576" calcext:value-type="float">
            <text:p>71.50668704585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.74765700057" calcext:value-type="float">
            <text:p>33.74765700057</text:p>
          </table:table-cell>
          <table:table-cell office:value-type="float" office:value="32" calcext:value-type="float">
            <text:p>32</text:p>
          </table:table-cell>
          <table:table-cell office:value-type="float" office:value="45.4122992366371" calcext:value-type="float">
            <text:p>45.4122992366371</text:p>
          </table:table-cell>
          <table:table-cell office:value-type="float" office:value="58" calcext:value-type="float">
            <text:p>58</text:p>
          </table:table-cell>
          <table:table-cell office:value-type="float" office:value="46.3053949161594" calcext:value-type="float">
            <text:p>46.3053949161594</text:p>
          </table:table-cell>
          <table:table-cell office:value-type="float" office:value="84" calcext:value-type="float">
            <text:p>84</text:p>
          </table:table-cell>
          <table:table-cell office:value-type="float" office:value="69.6541590995876" calcext:value-type="float">
            <text:p>69.654159099587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.8967222964268" calcext:value-type="float">
            <text:p>35.8967222964268</text:p>
          </table:table-cell>
          <table:table-cell office:value-type="float" office:value="33" calcext:value-type="float">
            <text:p>33</text:p>
          </table:table-cell>
          <table:table-cell office:value-type="float" office:value="47.1518645925437" calcext:value-type="float">
            <text:p>47.1518645925437</text:p>
          </table:table-cell>
          <table:table-cell office:value-type="float" office:value="59" calcext:value-type="float">
            <text:p>59</text:p>
          </table:table-cell>
          <table:table-cell office:value-type="float" office:value="44.755029469681" calcext:value-type="float">
            <text:p>44.755029469681</text:p>
          </table:table-cell>
          <table:table-cell office:value-type="float" office:value="85" calcext:value-type="float">
            <text:p>85</text:p>
          </table:table-cell>
          <table:table-cell office:value-type="float" office:value="67.4974390969556" calcext:value-type="float">
            <text:p>67.497439096955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.2517986285641" calcext:value-type="float">
            <text:p>39.2517986285641</text:p>
          </table:table-cell>
          <table:table-cell office:value-type="float" office:value="34" calcext:value-type="float">
            <text:p>34</text:p>
          </table:table-cell>
          <table:table-cell office:value-type="float" office:value="48.7400524333488" calcext:value-type="float">
            <text:p>48.7400524333488</text:p>
          </table:table-cell>
          <table:table-cell office:value-type="float" office:value="60" calcext:value-type="float">
            <text:p>60</text:p>
          </table:table-cell>
          <table:table-cell office:value-type="float" office:value="45.9228470793765" calcext:value-type="float">
            <text:p>45.9228470793765</text:p>
          </table:table-cell>
          <table:table-cell office:value-type="float" office:value="86" calcext:value-type="float">
            <text:p>86</text:p>
          </table:table-cell>
          <table:table-cell office:value-type="float" office:value="65.785359487649" calcext:value-type="float">
            <text:p>65.78535948764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.0662145452378" calcext:value-type="float">
            <text:p>42.0662145452378</text:p>
          </table:table-cell>
          <table:table-cell office:value-type="float" office:value="35" calcext:value-type="float">
            <text:p>35</text:p>
          </table:table-cell>
          <table:table-cell office:value-type="float" office:value="52.177812636219" calcext:value-type="float">
            <text:p>52.177812636219</text:p>
          </table:table-cell>
          <table:table-cell office:value-type="float" office:value="61" calcext:value-type="float">
            <text:p>61</text:p>
          </table:table-cell>
          <table:table-cell office:value-type="float" office:value="47.8211113204079" calcext:value-type="float">
            <text:p>47.8211113204079</text:p>
          </table:table-cell>
          <table:table-cell office:value-type="float" office:value="87" calcext:value-type="float">
            <text:p>87</text:p>
          </table:table-cell>
          <table:table-cell office:value-type="float" office:value="65.239521591755" calcext:value-type="float">
            <text:p>65.2395215917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3.7605748419727" calcext:value-type="float">
            <text:p>43.7605748419727</text:p>
          </table:table-cell>
          <table:table-cell office:value-type="float" office:value="36" calcext:value-type="float">
            <text:p>36</text:p>
          </table:table-cell>
          <table:table-cell office:value-type="float" office:value="54.6303768312967" calcext:value-type="float">
            <text:p>54.6303768312967</text:p>
          </table:table-cell>
          <table:table-cell office:value-type="float" office:value="62" calcext:value-type="float">
            <text:p>62</text:p>
          </table:table-cell>
          <table:table-cell office:value-type="float" office:value="51.0948470022789" calcext:value-type="float">
            <text:p>51.0948470022789</text:p>
          </table:table-cell>
          <table:table-cell office:value-type="float" office:value="88" calcext:value-type="float">
            <text:p>88</text:p>
          </table:table-cell>
          <table:table-cell office:value-type="float" office:value="67.0170127980635" calcext:value-type="float">
            <text:p>67.017012798063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4.3516275911267" calcext:value-type="float">
            <text:p>44.3516275911267</text:p>
          </table:table-cell>
          <table:table-cell office:value-type="float" office:value="37" calcext:value-type="float">
            <text:p>37</text:p>
          </table:table-cell>
          <table:table-cell office:value-type="float" office:value="55.8171017472369" calcext:value-type="float">
            <text:p>55.8171017472369</text:p>
          </table:table-cell>
          <table:table-cell office:value-type="float" office:value="63" calcext:value-type="float">
            <text:p>63</text:p>
          </table:table-cell>
          <table:table-cell office:value-type="float" office:value="54.9982006417421" calcext:value-type="float">
            <text:p>54.9982006417421</text:p>
          </table:table-cell>
          <table:table-cell office:value-type="float" office:value="89" calcext:value-type="float">
            <text:p>89</text:p>
          </table:table-cell>
          <table:table-cell office:value-type="float" office:value="69.3297404861783" calcext:value-type="float">
            <text:p>69.32974048617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.2633374089338" calcext:value-type="float">
            <text:p>43.2633374089338</text:p>
          </table:table-cell>
          <table:table-cell office:value-type="float" office:value="38" calcext:value-type="float">
            <text:p>38</text:p>
          </table:table-cell>
          <table:table-cell office:value-type="float" office:value="56.4879198300128" calcext:value-type="float">
            <text:p>56.4879198300128</text:p>
          </table:table-cell>
          <table:table-cell office:value-type="float" office:value="64" calcext:value-type="float">
            <text:p>64</text:p>
          </table:table-cell>
          <table:table-cell office:value-type="float" office:value="57.1815911312998" calcext:value-type="float">
            <text:p>57.1815911312998</text:p>
          </table:table-cell>
          <table:table-cell office:value-type="float" office:value="90" calcext:value-type="float">
            <text:p>90</text:p>
          </table:table-cell>
          <table:table-cell office:value-type="float" office:value="71.5191382606262" calcext:value-type="float">
            <text:p>71.519138260626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1.4815111937841" calcext:value-type="float">
            <text:p>41.4815111937841</text:p>
          </table:table-cell>
          <table:table-cell office:value-type="float" office:value="39" calcext:value-type="float">
            <text:p>39</text:p>
          </table:table-cell>
          <table:table-cell office:value-type="float" office:value="55.0203844230498" calcext:value-type="float">
            <text:p>55.0203844230498</text:p>
          </table:table-cell>
          <table:table-cell office:value-type="float" office:value="65" calcext:value-type="float">
            <text:p>65</text:p>
          </table:table-cell>
          <table:table-cell office:value-type="float" office:value="58.0049882567639" calcext:value-type="float">
            <text:p>58.0049882567639</text:p>
          </table:table-cell>
          <table:table-cell office:value-type="float" office:value="91" calcext:value-type="float">
            <text:p>91</text:p>
          </table:table-cell>
          <table:table-cell office:value-type="float" office:value="71.8196265652123" calcext:value-type="float">
            <text:p>71.81962656521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9.7022235601007" calcext:value-type="float">
            <text:p>39.7022235601007</text:p>
          </table:table-cell>
          <table:table-cell office:value-type="float" office:value="40" calcext:value-type="float">
            <text:p>40</text:p>
          </table:table-cell>
          <table:table-cell office:value-type="float" office:value="53.3035946723407" calcext:value-type="float">
            <text:p>53.3035946723407</text:p>
          </table:table-cell>
          <table:table-cell office:value-type="float" office:value="66" calcext:value-type="float">
            <text:p>66</text:p>
          </table:table-cell>
          <table:table-cell office:value-type="float" office:value="57.6346867703388" calcext:value-type="float">
            <text:p>57.6346867703388</text:p>
          </table:table-cell>
          <table:table-cell office:value-type="float" office:value="92" calcext:value-type="float">
            <text:p>92</text:p>
          </table:table-cell>
          <table:table-cell office:value-type="float" office:value="72.1072927418552" calcext:value-type="float">
            <text:p>72.107292741855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9.6775091810188" calcext:value-type="float">
            <text:p>39.6775091810188</text:p>
          </table:table-cell>
          <table:table-cell office:value-type="float" office:value="41" calcext:value-type="float">
            <text:p>41</text:p>
          </table:table-cell>
          <table:table-cell office:value-type="float" office:value="51.9013876318887" calcext:value-type="float">
            <text:p>51.9013876318887</text:p>
          </table:table-cell>
          <table:table-cell office:value-type="float" office:value="67" calcext:value-type="float">
            <text:p>67</text:p>
          </table:table-cell>
          <table:table-cell office:value-type="float" office:value="56.8874406698257" calcext:value-type="float">
            <text:p>56.8874406698257</text:p>
          </table:table-cell>
          <table:table-cell office:value-type="float" office:value="93" calcext:value-type="float">
            <text:p>93</text:p>
          </table:table-cell>
          <table:table-cell office:value-type="float" office:value="70.7951187385235" calcext:value-type="float">
            <text:p>70.795118738523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0.4385489873242" calcext:value-type="float">
            <text:p>40.4385489873242</text:p>
          </table:table-cell>
          <table:table-cell office:value-type="float" office:value="42" calcext:value-type="float">
            <text:p>42</text:p>
          </table:table-cell>
          <table:table-cell office:value-type="float" office:value="51.7607002711856" calcext:value-type="float">
            <text:p>51.7607002711856</text:p>
          </table:table-cell>
          <table:table-cell office:value-type="float" office:value="68" calcext:value-type="float">
            <text:p>68</text:p>
          </table:table-cell>
          <table:table-cell office:value-type="float" office:value="57.970850365636" calcext:value-type="float">
            <text:p>57.970850365636</text:p>
          </table:table-cell>
          <table:table-cell office:value-type="float" office:value="94" calcext:value-type="float">
            <text:p>94</text:p>
          </table:table-cell>
          <table:table-cell office:value-type="float" office:value="69.6818149956024" calcext:value-type="float">
            <text:p>69.68181499560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2.0251798866222" calcext:value-type="float">
            <text:p>42.0251798866222</text:p>
          </table:table-cell>
          <table:table-cell office:value-type="float" office:value="43" calcext:value-type="float">
            <text:p>43</text:p>
          </table:table-cell>
          <table:table-cell office:value-type="float" office:value="52.7790299703232" calcext:value-type="float">
            <text:p>52.7790299703232</text:p>
          </table:table-cell>
          <table:table-cell office:value-type="float" office:value="69" calcext:value-type="float">
            <text:p>69</text:p>
          </table:table-cell>
          <table:table-cell office:value-type="float" office:value="59.2028346606582" calcext:value-type="float">
            <text:p>59.2028346606582</text:p>
          </table:table-cell>
          <table:table-cell office:value-type="float" office:value="95" calcext:value-type="float">
            <text:p>95</text:p>
          </table:table-cell>
          <table:table-cell office:value-type="float" office:value="69.9427349310326" calcext:value-type="float">
            <text:p>69.94273493103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3.8094084299163" calcext:value-type="float">
            <text:p>43.8094084299163</text:p>
          </table:table-cell>
          <table:table-cell office:value-type="float" office:value="44" calcext:value-type="float">
            <text:p>44</text:p>
          </table:table-cell>
          <table:table-cell office:value-type="float" office:value="53.9967060707252" calcext:value-type="float">
            <text:p>53.9967060707252</text:p>
          </table:table-cell>
          <table:table-cell office:value-type="float" office:value="70" calcext:value-type="float">
            <text:p>70</text:p>
          </table:table-cell>
          <table:table-cell office:value-type="float" office:value="61.8049644764333" calcext:value-type="float">
            <text:p>61.8049644764333</text:p>
          </table:table-cell>
          <table:table-cell office:value-type="float" office:value="96" calcext:value-type="float">
            <text:p>96</text:p>
          </table:table-cell>
          <table:table-cell office:value-type="float" office:value="70.4670965689824" calcext:value-type="float">
            <text:p>70.46709656898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4.4024409255043" calcext:value-type="float">
            <text:p>44.4024409255043</text:p>
          </table:table-cell>
          <table:table-cell office:value-type="float" office:value="45" calcext:value-type="float">
            <text:p>45</text:p>
          </table:table-cell>
          <table:table-cell office:value-type="float" office:value="55.2669711547265" calcext:value-type="float">
            <text:p>55.2669711547265</text:p>
          </table:table-cell>
          <table:table-cell office:value-type="float" office:value="71" calcext:value-type="float">
            <text:p>71</text:p>
          </table:table-cell>
          <table:table-cell office:value-type="float" office:value="65.4887944979289" calcext:value-type="float">
            <text:p>65.4887944979289</text:p>
          </table:table-cell>
          <table:table-cell office:value-type="float" office:value="97" calcext:value-type="float">
            <text:p>97</text:p>
          </table:table-cell>
          <table:table-cell office:value-type="float" office:value="72.4643392103142" calcext:value-type="float">
            <text:p>72.464339210314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4.5543216460349" calcext:value-type="float">
            <text:p>44.5543216460349</text:p>
          </table:table-cell>
          <table:table-cell office:value-type="float" office:value="46" calcext:value-type="float">
            <text:p>46</text:p>
          </table:table-cell>
          <table:table-cell office:value-type="float" office:value="54.8852987864524" calcext:value-type="float">
            <text:p>54.8852987864524</text:p>
          </table:table-cell>
          <table:table-cell office:value-type="float" office:value="72" calcext:value-type="float">
            <text:p>72</text:p>
          </table:table-cell>
          <table:table-cell office:value-type="float" office:value="68.5205771037568" calcext:value-type="float">
            <text:p>68.5205771037568</text:p>
          </table:table-cell>
          <table:table-cell office:value-type="float" office:value="98" calcext:value-type="float">
            <text:p>98</text:p>
          </table:table-cell>
          <table:table-cell office:value-type="float" office:value="76.0457816598532" calcext:value-type="float">
            <text:p>76.045781659853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2.3783072475956" calcext:value-type="float">
            <text:p>42.3783072475956</text:p>
          </table:table-cell>
          <table:table-cell office:value-type="float" office:value="47" calcext:value-type="float">
            <text:p>47</text:p>
          </table:table-cell>
          <table:table-cell office:value-type="float" office:value="54.0932568836932" calcext:value-type="float">
            <text:p>54.0932568836932</text:p>
          </table:table-cell>
          <table:table-cell office:value-type="float" office:value="73" calcext:value-type="float">
            <text:p>73</text:p>
          </table:table-cell>
          <table:table-cell office:value-type="float" office:value="69.483366681428" calcext:value-type="float">
            <text:p>69.483366681428</text:p>
          </table:table-cell>
          <table:table-cell office:value-type="float" office:value="99" calcext:value-type="float">
            <text:p>99</text:p>
          </table:table-cell>
          <table:table-cell office:value-type="float" office:value="78.6999023548296" calcext:value-type="float">
            <text:p>78.699902354829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0.5354019414945" calcext:value-type="float">
            <text:p>40.5354019414945</text:p>
          </table:table-cell>
          <table:table-cell office:value-type="float" office:value="48" calcext:value-type="float">
            <text:p>48</text:p>
          </table:table-cell>
          <table:table-cell office:value-type="float" office:value="51.7277932211098" calcext:value-type="float">
            <text:p>51.7277932211098</text:p>
          </table:table-cell>
          <table:table-cell office:value-type="float" office:value="74" calcext:value-type="float">
            <text:p>74</text:p>
          </table:table-cell>
          <table:table-cell office:value-type="float" office:value="70.2831138640604" calcext:value-type="float">
            <text:p>70.2831138640604</text:p>
          </table:table-cell>
          <table:table-cell office:value-type="float" office:value="100" calcext:value-type="float">
            <text:p>100</text:p>
          </table:table-cell>
          <table:table-cell office:value-type="float" office:value="80.3252329475717" calcext:value-type="float">
            <text:p>80.325232947571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9.0461713474772" calcext:value-type="float">
            <text:p>39.0461713474772</text:p>
          </table:table-cell>
          <table:table-cell office:value-type="float" office:value="49" calcext:value-type="float">
            <text:p>49</text:p>
          </table:table-cell>
          <table:table-cell office:value-type="float" office:value="48.3011100630468" calcext:value-type="float">
            <text:p>48.3011100630468</text:p>
          </table:table-cell>
          <table:table-cell office:value-type="float" office:value="75" calcext:value-type="float">
            <text:p>75</text:p>
          </table:table-cell>
          <table:table-cell office:value-type="float" office:value="68.825348503376" calcext:value-type="float">
            <text:p>68.825348503376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9.0277792783918" calcext:value-type="float">
            <text:p>39.0277792783918</text:p>
          </table:table-cell>
          <table:table-cell office:value-type="float" office:value="50" calcext:value-type="float">
            <text:p>50</text:p>
          </table:table-cell>
          <table:table-cell office:value-type="float" office:value="45.974444246446" calcext:value-type="float">
            <text:p>45.974444246446</text:p>
          </table:table-cell>
          <table:table-cell office:value-type="float" office:value="76" calcext:value-type="float">
            <text:p>76</text:p>
          </table:table-cell>
          <table:table-cell office:value-type="float" office:value="67.4706323867719" calcext:value-type="float">
            <text:p>67.4706323867719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0.2867278233639" calcext:value-type="float">
            <text:p>40.2867278233639</text:p>
          </table:table-cell>
          <table:table-cell office:value-type="float" office:value="51" calcext:value-type="float">
            <text:p>51</text:p>
          </table:table-cell>
          <table:table-cell office:value-type="float" office:value="45.9407659453307" calcext:value-type="float">
            <text:p>45.9407659453307</text:p>
          </table:table-cell>
          <table:table-cell office:value-type="float" office:value="77" calcext:value-type="float">
            <text:p>77</text:p>
          </table:table-cell>
          <table:table-cell office:value-type="float" office:value="66.6787962540932" calcext:value-type="float">
            <text:p>66.6787962540932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11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5:29:39.841699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46:19.379146472</meta:creation-date>
    <meta:generator>LibreOffice/6.0.5.2$MacOSX_X86_64 LibreOffice_project/54c8cbb85f300ac59db32fe8a675ff7683cd5a16</meta:generator>
    <dc:date>2019-04-06T15:30:06.944241669</dc:date>
    <meta:editing-duration>PT31M16S</meta:editing-duration>
    <meta:editing-cycles>15</meta:editing-cycles>
    <meta:document-statistic meta:table-count="2" meta:cell-count="7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line" chart:style-name="ch1">
        <chart:plot-area chart:style-name="ch2" table:cell-range-address="Sheet1.A1:Sheet1.B102" chart:data-source-has-labels="both" svg:x="1.411cm" svg:y="0.3cm" svg:width="18.19cm" svg:height="13.42cm">
          <chartooo:coordinate-region svg:x="2.032cm" svg:y="0.499cm" svg:width="17.569cm" svg:height="12.429cm"/>
          <chart:axis chart:dimension="x" chart:name="primary-x" chart:style-name="ch3" chartooo:axis-type="auto">
            <chartooo:date-scale/>
            <chart:title svg:x="10.092cm" svg:y="14.02cm" chart:style-name="ch4">
              <text:p>Time</text:p>
            </chart:title>
            <chart:categories table:cell-range-address="Sheet1.A2:Sheet1.A102"/>
          </chart:axis>
          <chart:axis chart:dimension="y" chart:name="primary-y" chart:style-name="ch3">
            <chart:title svg:x="0.451cm" svg:y="7.491cm" chart:style-name="ch5">
              <text:p>Value</text:p>
            </chart:title>
            <chart:grid chart:style-name="ch6" chart:class="major"/>
          </chart:axis>
          <chart:series chart:style-name="ch7" chart:values-cell-range-address="Sheet1.B2:Sheet1.B102" chart:label-cell-address="Sheet1.B1:Sheet1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26.205389463267">
                <text:p>26.205389463267</text:p>
                <draw:g>
                  <svg:desc>Sheet1.B2:Sheet1.B10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.1506076832255">
                <text:p>29.15060768322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0088374445176">
                <text:p>31.00883744451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.0368962563897">
                <text:p>32.03689625638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.5897741725473">
                <text:p>31.58977417254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712840944017">
                <text:p>31.97128409440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.74765700057">
                <text:p>33.747657000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5.8967222964268">
                <text:p>35.89672229642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2517986285641">
                <text:p>39.25179862856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.0662145452378">
                <text:p>42.06621454523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3.7605748419727">
                <text:p>43.7605748419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.3516275911267">
                <text:p>44.3516275911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.2633374089338">
                <text:p>43.26333740893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1.4815111937841">
                <text:p>41.48151119378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9.7022235601007">
                <text:p>39.70222356010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9.6775091810188">
                <text:p>39.67750918101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4385489873242">
                <text:p>40.43854898732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2.0251798866222">
                <text:p>42.02517988662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3.8094084299163">
                <text:p>43.80940842991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4.4024409255043">
                <text:p>44.40244092550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4.5543216460349">
                <text:p>44.554321646034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2.3783072475956">
                <text:p>42.37830724759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.5354019414945">
                <text:p>40.535401941494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9.0461713474772">
                <text:p>39.04617134747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9.0277792783918">
                <text:p>39.02777927839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0.2867278233639">
                <text:p>40.2867278233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2.8808465332894">
                <text:p>42.88084653328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5.4493519379969">
                <text:p>45.44935193799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7.5690289308302">
                <text:p>47.56902893083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7.821783460411">
                <text:p>47.8217834604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.8950167603092">
                <text:p>46.895016760309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6.1825596162513">
                <text:p>46.18255961625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5.4122992366371">
                <text:p>45.41229923663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7.1518645925437">
                <text:p>47.151864592543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8.7400524333488">
                <text:p>48.74005243334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2.177812636219">
                <text:p>52.1778126362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4.6303768312967">
                <text:p>54.63037683129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5.8171017472369">
                <text:p>55.81710174723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6.4879198300128">
                <text:p>56.48791983001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5.0203844230498">
                <text:p>55.02038442304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.3035946723407">
                <text:p>53.30359467234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1.9013876318887">
                <text:p>51.901387631888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1.7607002711856">
                <text:p>51.76070027118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2.7790299703232">
                <text:p>52.779029970323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3.9967060707252">
                <text:p>53.99670607072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5.2669711547265">
                <text:p>55.26697115472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4.8852987864524">
                <text:p>54.885298786452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4.0932568836932">
                <text:p>54.09325688369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1.7277932211098">
                <text:p>51.727793221109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8.3011100630468">
                <text:p>48.30111006304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.974444246446">
                <text:p>45.97444424644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5.9407659453307">
                <text:p>45.940765945330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5.8934014779845">
                <text:p>45.893401477984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7.5927763904407">
                <text:p>47.592776390440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9.4148749231304">
                <text:p>49.41487492313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0.0779079700188">
                <text:p>50.07790797001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8.9614295134658">
                <text:p>48.961429513465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7.4363089929884">
                <text:p>47.43630899298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6.3053949161594">
                <text:p>46.305394916159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4.755029469681">
                <text:p>44.7550294696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5.9228470793765">
                <text:p>45.922847079376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7.8211113204079">
                <text:p>47.821111320407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1.0948470022789">
                <text:p>51.094847002278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4.9982006417421">
                <text:p>54.99820064174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1815911312998">
                <text:p>57.181591131299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8.0049882567639">
                <text:p>58.00498825676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7.6346867703388">
                <text:p>57.63468677033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6.8874406698257">
                <text:p>56.887440669825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7.970850365636">
                <text:p>57.97085036563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9.2028346606582">
                <text:p>59.20283466065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1.8049644764333">
                <text:p>61.804964476433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5.4887944979289">
                <text:p>65.488794497928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8.5205771037568">
                <text:p>68.520577103756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9.483366681428">
                <text:p>69.48336668142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0.2831138640604">
                <text:p>70.28311386406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8.825348503376">
                <text:p>68.82534850337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7.4706323867719">
                <text:p>67.470632386771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6.6787962540932">
                <text:p>66.67879625409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6.6256188558735">
                <text:p>66.625618855873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8.2005826525266">
                <text:p>68.20058265252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0.4567094460197">
                <text:p>70.456709446019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1.3132989330125">
                <text:p>71.313298933012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1.8354876007027">
                <text:p>71.835487600702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1.5066870458576">
                <text:p>71.50668704585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9.6541590995876">
                <text:p>69.65415909958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7.4974390969556">
                <text:p>67.49743909695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5.785359487649">
                <text:p>65.78535948764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5.239521591755">
                <text:p>65.2395215917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7.0170127980635">
                <text:p>67.017012798063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9.3297404861783">
                <text:p>69.32974048617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1.5191382606262">
                <text:p>71.519138260626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1.8196265652123">
                <text:p>71.81962656521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2.1072927418552">
                <text:p>72.107292741855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0.7951187385235">
                <text:p>70.79511873852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9.6818149956024">
                <text:p>69.681814995602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9.9427349310326">
                <text:p>69.942734931032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0.4670965689824">
                <text:p>70.46709656898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2.4643392103142">
                <text:p>72.464339210314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6.0457816598532">
                <text:p>76.045781659853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8.6999023548296">
                <text:p>78.69990235482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0.3252329475717">
                <text:p>80.3252329475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